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1.661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3984in"/>
    </style:style>
    <style:style style:name="co9" style:family="table-column">
      <style:table-column-properties fo:break-before="auto" style:column-width="0.729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5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1.2681in"/>
    </style:style>
    <style:style style:name="co14" style:family="table-column">
      <style:table-column-properties fo:break-before="auto" style:column-width="1.0063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1.0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iomass_5f_drydown">
      <style:table-properties table:display="true" style:writing-mode="lr-tb"/>
    </style:style>
    <style:style style:name="ta6" style:family="table" style:master-page-name="PageStyle_5f_calibration_5f_leaf_5f_area">
      <style:table-properties table:display="true" style:writing-mode="lr-tb"/>
    </style:style>
    <style:style style:name="ta1" style:family="table" style:master-page-name="PageStyle_5f_leaf_5f_measurements">
      <style:table-properties table:display="true" style:writing-mode="lr-tb"/>
    </style:style>
    <style:style style:name="ta7" style:family="table" style:master-page-name="PageStyle_5f_pressure_5f_bomb_5f_leaf_5f_area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4" style:family="table-cell" style:parent-style-name="Default" style:data-style-name="N37">
      <style:table-cell-properties style:rotation-align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0"/>
    <style:style style:name="ce36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7" style:family="table-cell" style:parent-style-name="Default" style:data-style-name="N43"/>
    <style:style style:name="ce16" style:family="table-cell" style:parent-style-name="Default" style:data-style-name="N37">
      <style:table-cell-properties style:rotation-align="none"/>
    </style:style>
    <style:style style:name="ce17" style:family="table-cell" style:parent-style-name="Default" style:data-style-name="N37"/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style:rotation-align="none"/>
    </style:style>
    <style:style style:name="ce25" style:family="table-cell" style:parent-style-name="Default" style:data-style-name="N125">
      <style:table-cell-properties style:rotation-align="non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9" style:family="table-cell" style:parent-style-name="Default" style:data-style-name="N43"/>
    <style:style style:name="T1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line-through-type="none" style:text-position="33% 58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f_measurement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measure-er</text:p>
          </table:table-cell>
          <table:table-cell table:style-name="ce18" office:value-type="string" calcext:value-type="string">
            <text:p>leaf_id</text:p>
          </table:table-cell>
          <table:table-cell table:style-name="ce18" office:value-type="string" calcext:value-type="string">
            <text:p>percent_expanded</text:p>
          </table:table-cell>
          <table:table-cell table:style-name="ce18" office:value-type="string" calcext:value-type="string">
            <text:p>percent_dead</text:p>
          </table:table-cell>
          <table:table-cell table:style-name="ce18" office:value-type="string" calcext:value-type="string">
            <text:p>leaf_length_cm</text:p>
          </table:table-cell>
          <table:table-cell table:style-name="ce18" office:value-type="string" calcext:value-type="string">
            <text:p>leaf_width_cm</text:p>
          </table:table-cell>
          <table:table-cell table:style-name="ce18" office:value-type="string" calcext:value-type="string">
            <text:p>leaf_area_cm2_noPB_DONTUSE</text:p>
          </table:table-cell>
          <table:table-cell table:style-name="ce18" office:value-type="string" calcext:value-type="string">
            <text:p>leaf_area_waterPotentialSample</text:p>
          </table:table-cell>
          <table:table-cell table:style-name="ce18" office:value-type="string" calcext:value-type="string">
            <text:p>leaf_area_cm2</text:p>
          </table:table-cell>
          <table:table-cell table:style-name="ce18" office:value-type="string" calcext:value-type="string">
            <text:p>leaf_area_cm2_verticalleaves</text:p>
          </table:table-cell>
          <table:table-cell table:style-name="ce18" office:value-type="string" calcext:value-type="string">
            <text:p>notes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IF([.K2]=&quot;&quot;;[.J2];[.J2]+[.K2])" office:value-type="float" office:value="79.5" calcext:value-type="float">
            <text:p>79.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/>
          <table:table-cell table:formula="of:=IF([.K3]=&quot;&quot;;[.J3];[.J3]+[.K3])" office:value-type="float" office:value="211.75" calcext:value-type="float">
            <text:p>211.7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/>
          <table:table-cell table:formula="of:=IF([.K4]=&quot;&quot;;[.J4];[.J4]+[.K4])" office:value-type="float" office:value="344.84" calcext:value-type="float">
            <text:p>344.8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/>
          <table:table-cell table:formula="of:=IF([.K5]=&quot;&quot;;[.J5];[.J5]+[.K5])" office:value-type="float" office:value="465.36" calcext:value-type="float">
            <text:p>465.3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/>
          <table:table-cell table:formula="of:=IF([.K6]=&quot;&quot;;[.J6];[.J6]+[.K6])" office:value-type="float" office:value="578.32" calcext:value-type="float">
            <text:p>578.3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/>
          <table:table-cell table:formula="of:=IF([.K7]=&quot;&quot;;[.J7];[.J7]+[.K7])" office:value-type="float" office:value="596.79" calcext:value-type="float">
            <text:p>596.7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/>
          <table:table-cell table:formula="of:=IF([.K8]=&quot;&quot;;[.J8];[.J8]+[.K8])" office:value-type="float" office:value="695.77" calcext:value-type="float">
            <text:p>695.7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/>
          <table:table-cell table:formula="of:=IF([.K9]=&quot;&quot;;[.J9];[.J9]+[.K9])" office:value-type="float" office:value="687.73" calcext:value-type="float">
            <text:p>687.7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/>
          <table:table-cell table:formula="of:=IF([.K10]=&quot;&quot;;[.J10];[.J10]+[.K10])" office:value-type="float" office:value="603.52" calcext:value-type="float">
            <text:p>603.5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table:formula="of:=IF([.K11]=&quot;&quot;;[.J11];[.J11]+[.K11])"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table:formula="of:=IF([.K12]=&quot;&quot;;[.J12];[.J12]+[.K12])"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/>
          <table:table-cell table:formula="of:=IF([.K13]=&quot;&quot;;[.J13];[.J13]+[.K13])" office:value-type="float" office:value="101.12" calcext:value-type="float">
            <text:p>101.1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/>
          <table:table-cell table:formula="of:=IF([.K14]=&quot;&quot;;[.J14];[.J14]+[.K14])" office:value-type="float" office:value="249.53" calcext:value-type="float">
            <text:p>249.5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/>
          <table:table-cell table:formula="of:=IF([.K15]=&quot;&quot;;[.J15];[.J15]+[.K15])" office:value-type="float" office:value="439.5" calcext:value-type="float">
            <text:p>439.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/>
          <table:table-cell table:formula="of:=IF([.K16]=&quot;&quot;;[.J16];[.J16]+[.K16])" office:value-type="float" office:value="567.82" calcext:value-type="float">
            <text:p>567.8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/>
          <table:table-cell table:formula="of:=IF([.K17]=&quot;&quot;;[.J17];[.J17]+[.K17])" office:value-type="float" office:value="699.88" calcext:value-type="float">
            <text:p>699.8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/>
          <table:table-cell table:formula="of:=IF([.K18]=&quot;&quot;;[.J18];[.J18]+[.K18])" office:value-type="float" office:value="770.74" calcext:value-type="float">
            <text:p>770.7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/>
          <table:table-cell table:formula="of:=IF([.K19]=&quot;&quot;;[.J19];[.J19]+[.K19])" office:value-type="float" office:value="867.18" calcext:value-type="float">
            <text:p>867.1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table:formula="of:=IF([.K20]=&quot;&quot;;[.J20];[.J20]+[.K20])"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table:formula="of:=IF([.K21]=&quot;&quot;;[.J21];[.J21]+[.K21])"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table:formula="of:=IF([.K22]=&quot;&quot;;[.J22];[.J22]+[.K22])"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table:formula="of:=IF([.K23]=&quot;&quot;;[.J23];[.J23]+[.K23])"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/>
          <table:table-cell table:formula="of:=IF([.K24]=&quot;&quot;;[.J24];[.J24]+[.K24])" office:value-type="float" office:value="161.73" calcext:value-type="float">
            <text:p>161.7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/>
          <table:table-cell table:formula="of:=IF([.K25]=&quot;&quot;;[.J25];[.J25]+[.K25])" office:value-type="float" office:value="266.86" calcext:value-type="float">
            <text:p>266.8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/>
          <table:table-cell table:formula="of:=IF([.K26]=&quot;&quot;;[.J26];[.J26]+[.K26])" office:value-type="float" office:value="335.1" calcext:value-type="float">
            <text:p>335.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/>
          <table:table-cell table:formula="of:=IF([.K27]=&quot;&quot;;[.J27];[.J27]+[.K27])" office:value-type="float" office:value="534.01" calcext:value-type="float">
            <text:p>534.0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/>
          <table:table-cell table:formula="of:=IF([.K28]=&quot;&quot;;[.J28];[.J28]+[.K28])" office:value-type="float" office:value="635.14" calcext:value-type="float">
            <text:p>635.1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/>
          <table:table-cell table:formula="of:=IF([.K29]=&quot;&quot;;[.J29];[.J29]+[.K29])" office:value-type="float" office:value="766.68" calcext:value-type="float">
            <text:p>766.6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table:formula="of:=IF([.K30]=&quot;&quot;;[.J30];[.J30]+[.K30])"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/>
          <table:table-cell table:formula="of:=IF([.K31]=&quot;&quot;;[.J31];[.J31]+[.K31])" office:value-type="float" office:value="781.87" calcext:value-type="float">
            <text:p>781.8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/>
          <table:table-cell table:formula="of:=IF([.K32]=&quot;&quot;;[.J32];[.J32]+[.K32])" office:value-type="float" office:value="747.8" calcext:value-type="float">
            <text:p>747.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table:formula="of:=IF([.K33]=&quot;&quot;;[.J33];[.J33]+[.K33])"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table:formula="of:=IF([.K34]=&quot;&quot;;[.J34];[.J34]+[.K34])"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/>
          <table:table-cell table:formula="of:=IF([.K35]=&quot;&quot;;[.J35];[.J35]+[.K35])" office:value-type="float" office:value="68.13" calcext:value-type="float">
            <text:p>68.1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/>
          <table:table-cell table:formula="of:=IF([.K36]=&quot;&quot;;[.J36];[.J36]+[.K36])" office:value-type="float" office:value="242.57" calcext:value-type="float">
            <text:p>242.5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/>
          <table:table-cell table:formula="of:=IF([.K37]=&quot;&quot;;[.J37];[.J37]+[.K37])" office:value-type="float" office:value="460.4" calcext:value-type="float">
            <text:p>460.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/>
          <table:table-cell table:formula="of:=IF([.K38]=&quot;&quot;;[.J38];[.J38]+[.K38])" office:value-type="float" office:value="584.7" calcext:value-type="float">
            <text:p>584.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/>
          <table:table-cell table:formula="of:=IF([.K39]=&quot;&quot;;[.J39];[.J39]+[.K39])" office:value-type="float" office:value="675.4" calcext:value-type="float">
            <text:p>675.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/>
          <table:table-cell table:formula="of:=IF([.K40]=&quot;&quot;;[.J40];[.J40]+[.K40])" office:value-type="float" office:value="705.02" calcext:value-type="float">
            <text:p>705.0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/>
          <table:table-cell table:formula="of:=IF([.K41]=&quot;&quot;;[.J41];[.J41]+[.K41])" office:value-type="float" office:value="683.01" calcext:value-type="float">
            <text:p>683.0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/>
          <table:table-cell table:formula="of:=IF([.K42]=&quot;&quot;;[.J42];[.J42]+[.K42])" office:value-type="float" office:value="657.57" calcext:value-type="float">
            <text:p>657.5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table:formula="of:=IF([.K43]=&quot;&quot;;[.J43];[.J43]+[.K43])"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table:formula="of:=IF([.K44]=&quot;&quot;;[.J44];[.J44]+[.K44])"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/>
          <table:table-cell table:formula="of:=IF([.K45]=&quot;&quot;;[.J45];[.J45]+[.K45])" office:value-type="float" office:value="86.31" calcext:value-type="float">
            <text:p>86.3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/>
          <table:table-cell table:formula="of:=IF([.K46]=&quot;&quot;;[.J46];[.J46]+[.K46])" office:value-type="float" office:value="173.39" calcext:value-type="float">
            <text:p>173.3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/>
          <table:table-cell table:formula="of:=IF([.K47]=&quot;&quot;;[.J47];[.J47]+[.K47])" office:value-type="float" office:value="291.45" calcext:value-type="float">
            <text:p>291.4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/>
          <table:table-cell table:formula="of:=IF([.K48]=&quot;&quot;;[.J48];[.J48]+[.K48])" office:value-type="float" office:value="448.26" calcext:value-type="float">
            <text:p>448.2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/>
          <table:table-cell table:formula="of:=IF([.K49]=&quot;&quot;;[.J49];[.J49]+[.K49])" office:value-type="float" office:value="600.21" calcext:value-type="float">
            <text:p>600.2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/>
          <table:table-cell table:formula="of:=IF([.K50]=&quot;&quot;;[.J50];[.J50]+[.K50])" office:value-type="float" office:value="701.53" calcext:value-type="float">
            <text:p>701.5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/>
          <table:table-cell table:formula="of:=IF([.K51]=&quot;&quot;;[.J51];[.J51]+[.K51])" office:value-type="float" office:value="752.02" calcext:value-type="float">
            <text:p>752.0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52]=&quot;&quot;;[.J52];[.J52]+[.K52])" office:value-type="float" office:value="787.82" calcext:value-type="float">
            <text:p>787.8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table:formula="of:=IF([.K53]=&quot;&quot;;[.J53];[.J53]+[.K53])"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table:formula="of:=IF([.K54]=&quot;&quot;;[.J54];[.J54]+[.K54])"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table:formula="of:=IF([.K55]=&quot;&quot;;[.J55];[.J55]+[.K55])"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0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/>
          <table:table-cell table:formula="of:=IF([.K56]=&quot;&quot;;[.J56];[.J56]+[.K56])" office:value-type="float" office:value="68.47" calcext:value-type="float">
            <text:p>68.4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/>
          <table:table-cell table:formula="of:=IF([.K57]=&quot;&quot;;[.J57];[.J57]+[.K57])" office:value-type="float" office:value="220.83" calcext:value-type="float">
            <text:p>220.8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/>
          <table:table-cell table:formula="of:=IF([.K58]=&quot;&quot;;[.J58];[.J58]+[.K58])" office:value-type="float" office:value="422.22" calcext:value-type="float">
            <text:p>422.2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/>
          <table:table-cell table:formula="of:=IF([.K59]=&quot;&quot;;[.J59];[.J59]+[.K59])" office:value-type="float" office:value="599.53" calcext:value-type="float">
            <text:p>599.5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/>
          <table:table-cell table:formula="of:=IF([.K60]=&quot;&quot;;[.J60];[.J60]+[.K60])" office:value-type="float" office:value="741.77" calcext:value-type="float">
            <text:p>741.7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/>
          <table:table-cell table:formula="of:=IF([.K61]=&quot;&quot;;[.J61];[.J61]+[.K61])" office:value-type="float" office:value="820.94" calcext:value-type="float">
            <text:p>820.9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/>
          <table:table-cell table:formula="of:=IF([.K62]=&quot;&quot;;[.J62];[.J62]+[.K62])" office:value-type="float" office:value="846.75" calcext:value-type="float">
            <text:p>846.7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/>
          <table:table-cell table:formula="of:=IF([.K63]=&quot;&quot;;[.J63];[.J63]+[.K63])" office:value-type="float" office:value="765.19" calcext:value-type="float">
            <text:p>765.1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/>
          <table:table-cell table:formula="of:=IF([.K64]=&quot;&quot;;[.J64];[.J64]+[.K64])" office:value-type="float" office:value="734.38" calcext:value-type="float">
            <text:p>734.3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/>
          <table:table-cell table:formula="of:=IF([.K65]=&quot;&quot;;[.J65];[.J65]+[.K65])" office:value-type="float" office:value="161.49" calcext:value-type="float">
            <text:p>161.4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/>
          <table:table-cell table:formula="of:=IF([.K66]=&quot;&quot;;[.J66];[.J66]+[.K66])" office:value-type="float" office:value="354.06" calcext:value-type="float">
            <text:p>354.0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/>
          <table:table-cell table:formula="of:=IF([.K67]=&quot;&quot;;[.J67];[.J67]+[.K67])" office:value-type="float" office:value="538.91" calcext:value-type="float">
            <text:p>538.9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/>
          <table:table-cell table:formula="of:=IF([.K68]=&quot;&quot;;[.J68];[.J68]+[.K68])" office:value-type="float" office:value="716.45" calcext:value-type="float">
            <text:p>716.4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/>
          <table:table-cell table:formula="of:=IF([.K69]=&quot;&quot;;[.J69];[.J69]+[.K69])" office:value-type="float" office:value="816.5" calcext:value-type="float">
            <text:p>816.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/>
          <table:table-cell table:formula="of:=IF([.K70]=&quot;&quot;;[.J70];[.J70]+[.K70])" office:value-type="float" office:value="868.04" calcext:value-type="float">
            <text:p>868.0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/>
          <table:table-cell table:formula="of:=IF([.K71]=&quot;&quot;;[.J71];[.J71]+[.K71])" office:value-type="float" office:value="873.81" calcext:value-type="float">
            <text:p>873.8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/>
          <table:table-cell table:formula="of:=IF([.K72]=&quot;&quot;;[.J72];[.J72]+[.K72])" office:value-type="float" office:value="812.29" calcext:value-type="float">
            <text:p>812.2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/>
          <table:table-cell table:formula="of:=IF([.K73]=&quot;&quot;;[.J73];[.J73]+[.K73])" office:value-type="float" office:value="660.39" calcext:value-type="float">
            <text:p>660.39</text:p>
          </table:table-cell>
          <table:table-cell table:number-columns-repeated="52"/>
        </table:table-row>
        <table:table-row table:style-name="ro1">
          <table:table-cell table:style-name="ce16"/>
          <table:table-cell table:number-columns-repeated="6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455.92" calcext:value-type="float">
            <text:p>455.92</text:p>
          </table:table-cell>
          <table:table-cell table:number-columns-repeated="51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294.81" calcext:value-type="float">
            <text:p>294.81</text:p>
          </table:table-cell>
          <table:table-cell table:number-columns-repeated="51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398.84" calcext:value-type="float">
            <text:p>398.84</text:p>
          </table:table-cell>
          <table:table-cell table:number-columns-repeated="51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/>
          <table:table-cell table:formula="of:=IF([.K78]=&quot;&quot;;[.J78];[.J78]+[.K78])" office:value-type="float" office:value="452.88" calcext:value-type="float">
            <text:p>452.8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/>
          <table:table-cell table:formula="of:=IF([.K79]=&quot;&quot;;[.J79];[.J79]+[.K79])" office:value-type="float" office:value="606.04" calcext:value-type="float">
            <text:p>606.0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/>
          <table:table-cell table:formula="of:=IF([.K80]=&quot;&quot;;[.J80];[.J80]+[.K80])" office:value-type="float" office:value="801.14" calcext:value-type="float">
            <text:p>801.1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/>
          <table:table-cell table:formula="of:=IF([.K81]=&quot;&quot;;[.J81];[.J81]+[.K81])" office:value-type="float" office:value="691.28" calcext:value-type="float">
            <text:p>691.2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/>
          <table:table-cell table:formula="of:=IF([.K82]=&quot;&quot;;[.J82];[.J82]+[.K82])" office:value-type="float" office:value="672.19" calcext:value-type="float">
            <text:p>672.1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/>
          <table:table-cell table:formula="of:=IF([.K83]=&quot;&quot;;[.J83];[.J83]+[.K83])" office:value-type="float" office:value="573.62" calcext:value-type="float">
            <text:p>573.6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/>
          <table:table-cell table:formula="of:=IF([.K84]=&quot;&quot;;[.J84];[.J84]+[.K84])" office:value-type="float" office:value="395.89" calcext:value-type="float">
            <text:p>395.8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/>
          <table:table-cell table:formula="of:=IF([.K85]=&quot;&quot;;[.J85];[.J85]+[.K85])" office:value-type="float" office:value="267.61" calcext:value-type="float">
            <text:p>267.6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/>
          <table:table-cell table:formula="of:=IF([.K86]=&quot;&quot;;[.J86];[.J86]+[.K86])" office:value-type="float" office:value="217.11" calcext:value-type="float">
            <text:p>217.1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/>
          <table:table-cell table:formula="of:=IF([.K87]=&quot;&quot;;[.J87];[.J87]+[.K87])" office:value-type="float" office:value="123.77" calcext:value-type="float">
            <text:p>123.7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/>
          <table:table-cell table:formula="of:=IF([.K88]=&quot;&quot;;[.J88];[.J88]+[.K88])" office:value-type="float" office:value="265.46" calcext:value-type="float">
            <text:p>265.4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/>
          <table:table-cell table:formula="of:=IF([.K89]=&quot;&quot;;[.J89];[.J89]+[.K89])" office:value-type="float" office:value="592.31" calcext:value-type="float">
            <text:p>592.3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/>
          <table:table-cell table:formula="of:=IF([.K90]=&quot;&quot;;[.J90];[.J90]+[.K90])" office:value-type="float" office:value="662.88" calcext:value-type="float">
            <text:p>662.8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/>
          <table:table-cell table:formula="of:=IF([.K91]=&quot;&quot;;[.J91];[.J91]+[.K91])" office:value-type="float" office:value="676.92" calcext:value-type="float">
            <text:p>676.9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/>
          <table:table-cell table:formula="of:=IF([.K92]=&quot;&quot;;[.J92];[.J92]+[.K92])" office:value-type="float" office:value="638.5" calcext:value-type="float">
            <text:p>638.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/>
          <table:table-cell table:formula="of:=IF([.K93]=&quot;&quot;;[.J93];[.J93]+[.K93])" office:value-type="float" office:value="561.84" calcext:value-type="float">
            <text:p>561.8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/>
          <table:table-cell table:formula="of:=IF([.K94]=&quot;&quot;;[.J94];[.J94]+[.K94])" office:value-type="float" office:value="464.18" calcext:value-type="float">
            <text:p>464.1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/>
          <table:table-cell table:formula="of:=IF([.K95]=&quot;&quot;;[.J95];[.J95]+[.K95])" office:value-type="float" office:value="373.38" calcext:value-type="float">
            <text:p>373.3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/>
          <table:table-cell table:formula="of:=IF([.K96]=&quot;&quot;;[.J96];[.J96]+[.K96])" office:value-type="float" office:value="261.21" calcext:value-type="float">
            <text:p>261.2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/>
          <table:table-cell table:formula="of:=IF([.K97]=&quot;&quot;;[.J97];[.J97]+[.K97])" office:value-type="float" office:value="221.35" calcext:value-type="float">
            <text:p>221.3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/>
          <table:table-cell table:formula="of:=IF([.K98]=&quot;&quot;;[.J98];[.J98]+[.K98])" office:value-type="float" office:value="240.13" calcext:value-type="float">
            <text:p>240.1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/>
          <table:table-cell table:formula="of:=IF([.K99]=&quot;&quot;;[.J99];[.J99]+[.K99])" office:value-type="float" office:value="379.54" calcext:value-type="float">
            <text:p>379.5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/>
          <table:table-cell table:formula="of:=IF([.K100]=&quot;&quot;;[.J100];[.J100]+[.K100])" office:value-type="float" office:value="471.75" calcext:value-type="float">
            <text:p>471.7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/>
          <table:table-cell table:formula="of:=IF([.K101]=&quot;&quot;;[.J101];[.J101]+[.K101])" office:value-type="float" office:value="498.16" calcext:value-type="float">
            <text:p>498.1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/>
          <table:table-cell table:formula="of:=IF([.K102]=&quot;&quot;;[.J102];[.J102]+[.K102])" office:value-type="float" office:value="504.34" calcext:value-type="float">
            <text:p>504.3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/>
          <table:table-cell table:formula="of:=IF([.K103]=&quot;&quot;;[.J103];[.J103]+[.K103])" office:value-type="float" office:value="489.78" calcext:value-type="float">
            <text:p>489.7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/>
          <table:table-cell table:formula="of:=IF([.K104]=&quot;&quot;;[.J104];[.J104]+[.K104])" office:value-type="float" office:value="491.73" calcext:value-type="float">
            <text:p>491.7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/>
          <table:table-cell table:formula="of:=IF([.K105]=&quot;&quot;;[.J105];[.J105]+[.K105])" office:value-type="float" office:value="523.84" calcext:value-type="float">
            <text:p>523.8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/>
          <table:table-cell table:formula="of:=IF([.K106]=&quot;&quot;;[.J106];[.J106]+[.K106])" office:value-type="float" office:value="460.24" calcext:value-type="float">
            <text:p>460.2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/>
          <table:table-cell table:formula="of:=IF([.K107]=&quot;&quot;;[.J107];[.J107]+[.K107])" office:value-type="float" office:value="377.5" calcext:value-type="float">
            <text:p>377.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/>
          <table:table-cell table:formula="of:=IF([.K108]=&quot;&quot;;[.J108];[.J108]+[.K108])" office:value-type="float" office:value="272.01" calcext:value-type="float">
            <text:p>272.01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/>
          <table:table-cell table:formula="of:=IF([.K109]=&quot;&quot;;[.J109];[.J109]+[.K109])" office:value-type="float" office:value="240.05" calcext:value-type="float">
            <text:p>240.0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/>
          <table:table-cell table:formula="of:=IF([.K110]=&quot;&quot;;[.J110];[.J110]+[.K110])" office:value-type="float" office:value="120.12" calcext:value-type="float">
            <text:p>120.1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/>
          <table:table-cell table:formula="of:=IF([.K111]=&quot;&quot;;[.J111];[.J111]+[.K111])" office:value-type="float" office:value="378.33" calcext:value-type="float">
            <text:p>378.3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/>
          <table:table-cell table:formula="of:=IF([.K112]=&quot;&quot;;[.J112];[.J112]+[.K112])" office:value-type="float" office:value="515.36" calcext:value-type="float">
            <text:p>515.3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/>
          <table:table-cell table:formula="of:=IF([.K113]=&quot;&quot;;[.J113];[.J113]+[.K113])" office:value-type="float" office:value="637.47" calcext:value-type="float">
            <text:p>637.4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/>
          <table:table-cell table:formula="of:=IF([.K114]=&quot;&quot;;[.J114];[.J114]+[.K114])" office:value-type="float" office:value="756.07" calcext:value-type="float">
            <text:p>756.0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/>
          <table:table-cell table:formula="of:=IF([.K115]=&quot;&quot;;[.J115];[.J115]+[.K115])" office:value-type="float" office:value="667.52" calcext:value-type="float">
            <text:p>667.5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/>
          <table:table-cell table:formula="of:=IF([.K116]=&quot;&quot;;[.J116];[.J116]+[.K116])" office:value-type="float" office:value="690.38" calcext:value-type="float">
            <text:p>690.3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/>
          <table:table-cell table:formula="of:=IF([.K117]=&quot;&quot;;[.J117];[.J117]+[.K117])" office:value-type="float" office:value="572.62" calcext:value-type="float">
            <text:p>572.6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/>
          <table:table-cell table:formula="of:=IF([.K118]=&quot;&quot;;[.J118];[.J118]+[.K118])" office:value-type="float" office:value="415.89" calcext:value-type="float">
            <text:p>415.8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/>
          <table:table-cell table:formula="of:=IF([.K119]=&quot;&quot;;[.J119];[.J119]+[.K119])" office:value-type="float" office:value="227.16" calcext:value-type="float">
            <text:p>227.1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/>
          <table:table-cell table:formula="of:=IF([.K120]=&quot;&quot;;[.J120];[.J120]+[.K120])" office:value-type="float" office:value="155.9" calcext:value-type="float">
            <text:p>155.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/>
          <table:table-cell table:formula="of:=IF([.K121]=&quot;&quot;;[.J121];[.J121]+[.K121])" office:value-type="float" office:value="420.65" calcext:value-type="float">
            <text:p>420.6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/>
          <table:table-cell table:formula="of:=IF([.K122]=&quot;&quot;;[.J122];[.J122]+[.K122])" office:value-type="float" office:value="546.18" calcext:value-type="float">
            <text:p>546.1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/>
          <table:table-cell table:formula="of:=IF([.K123]=&quot;&quot;;[.J123];[.J123]+[.K123])" office:value-type="float" office:value="734.54" calcext:value-type="float">
            <text:p>734.5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/>
          <table:table-cell table:formula="of:=IF([.K124]=&quot;&quot;;[.J124];[.J124]+[.K124])" office:value-type="float" office:value="753.9" calcext:value-type="float">
            <text:p>753.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/>
          <table:table-cell table:formula="of:=IF([.K125]=&quot;&quot;;[.J125];[.J125]+[.K125])" office:value-type="float" office:value="724.14" calcext:value-type="float">
            <text:p>724.1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/>
          <table:table-cell table:formula="of:=IF([.K126]=&quot;&quot;;[.J126];[.J126]+[.K126])" office:value-type="float" office:value="696.39" calcext:value-type="float">
            <text:p>696.3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/>
          <table:table-cell table:formula="of:=IF([.K127]=&quot;&quot;;[.J127];[.J127]+[.K127])" office:value-type="float" office:value="601.87" calcext:value-type="float">
            <text:p>601.8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/>
          <table:table-cell table:formula="of:=IF([.K128]=&quot;&quot;;[.J128];[.J128]+[.K128])" office:value-type="float" office:value="490.23" calcext:value-type="float">
            <text:p>490.2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/>
          <table:table-cell table:formula="of:=IF([.K129]=&quot;&quot;;[.J129];[.J129]+[.K129])" office:value-type="float" office:value="218.97" calcext:value-type="float">
            <text:p>218.97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/>
          <table:table-cell table:formula="of:=IF([.K130]=&quot;&quot;;[.J130];[.J130]+[.K130])" office:value-type="float" office:value="165.86" calcext:value-type="float">
            <text:p>165.8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/>
          <table:table-cell table:formula="of:=IF([.K131]=&quot;&quot;;[.J131];[.J131]+[.K131])" office:value-type="float" office:value="345.93" calcext:value-type="float">
            <text:p>345.93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/>
          <table:table-cell table:formula="of:=IF([.K132]=&quot;&quot;;[.J132];[.J132]+[.K132])" office:value-type="float" office:value="547.32" calcext:value-type="float">
            <text:p>547.3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IF([.K133]=&quot;&quot;;[.J133];[.J133]+[.K133])" office:value-type="float" office:value="756" calcext:value-type="float">
            <text:p>75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/>
          <table:table-cell table:formula="of:=IF([.K134]=&quot;&quot;;[.J134];[.J134]+[.K134])" office:value-type="float" office:value="840.66" calcext:value-type="float">
            <text:p>840.6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/>
          <table:table-cell table:formula="of:=IF([.K135]=&quot;&quot;;[.J135];[.J135]+[.K135])" office:value-type="float" office:value="858.4" calcext:value-type="float">
            <text:p>858.4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/>
          <table:table-cell table:formula="of:=IF([.K136]=&quot;&quot;;[.J136];[.J136]+[.K136])" office:value-type="float" office:value="793.85" calcext:value-type="float">
            <text:p>793.85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/>
          <table:table-cell table:formula="of:=IF([.K137]=&quot;&quot;;[.J137];[.J137]+[.K137])" office:value-type="float" office:value="705.66" calcext:value-type="float">
            <text:p>705.66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/>
          <table:table-cell table:formula="of:=IF([.K138]=&quot;&quot;;[.J138];[.J138]+[.K138])" office:value-type="float" office:value="640.98" calcext:value-type="float">
            <text:p>640.9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/>
          <table:table-cell table:formula="of:=IF([.K139]=&quot;&quot;;[.J139];[.J139]+[.K139])" office:value-type="float" office:value="491.19" calcext:value-type="float">
            <text:p>491.19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/>
          <table:table-cell table:formula="of:=IF([.K140]=&quot;&quot;;[.J140];[.J140]+[.K140])" office:value-type="float" office:value="335.28" calcext:value-type="float">
            <text:p>335.28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/>
          <table:table-cell table:formula="of:=IF([.K141]=&quot;&quot;;[.J141];[.J141]+[.K141])" office:value-type="float" office:value="226.52" calcext:value-type="float">
            <text:p>226.52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/>
          <table:table-cell table:formula="of:=IF([.K142]=&quot;&quot;;[.J142];[.J142]+[.K142])" office:value-type="float" office:value="142.9" calcext:value-type="float">
            <text:p>142.9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/>
          <table:table-cell table:formula="of:=IF([.K154]=&quot;&quot;;[.J154];[.J154]+[.K154])" office:value-type="float" office:value="724.74" calcext:value-type="float">
            <text:p>724.7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0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/>
          <table:table-cell table:formula="of:=IF([.K155]=&quot;&quot;;[.J155];[.J155]+[.K155])" office:value-type="float" office:value="712.81" calcext:value-type="float">
            <text:p>712.8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/>
          <table:table-cell table:formula="of:=IF([.K156]=&quot;&quot;;[.J156];[.J156]+[.K156])" office:value-type="float" office:value="706.91" calcext:value-type="float">
            <text:p>706.9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/>
          <table:table-cell table:formula="of:=IF([.K157]=&quot;&quot;;[.J157];[.J157]+[.K157])" office:value-type="float" office:value="683.2" calcext:value-type="float">
            <text:p>683.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/>
          <table:table-cell table:formula="of:=IF([.K158]=&quot;&quot;;[.J158];[.J158]+[.K158])" office:value-type="float" office:value="575.67" calcext:value-type="float">
            <text:p>575.6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table:formula="of:=IF([.K159]=&quot;&quot;;[.J159];[.J159]+[.K159])"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table:formula="of:=IF([.K160]=&quot;&quot;;[.J160];[.J160]+[.K160])"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/>
          <table:table-cell table:formula="of:=IF([.K161]=&quot;&quot;;[.J161];[.J161]+[.K161])" office:value-type="float" office:value="215.73" calcext:value-type="float">
            <text:p>215.7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/>
          <table:table-cell table:formula="of:=IF([.K163]=&quot;&quot;;[.J163];[.J163]+[.K163])" office:value-type="float" office:value="665.2" calcext:value-type="float">
            <text:p>665.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/>
          <table:table-cell table:formula="of:=IF([.K164]=&quot;&quot;;[.J164];[.J164]+[.K164])" office:value-type="float" office:value="681.72" calcext:value-type="float">
            <text:p>681.7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/>
          <table:table-cell table:formula="of:=IF([.K165]=&quot;&quot;;[.J165];[.J165]+[.K165])" office:value-type="float" office:value="605.79" calcext:value-type="float">
            <text:p>605.7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/>
          <table:table-cell table:formula="of:=IF([.K166]=&quot;&quot;;[.J166];[.J166]+[.K166])" office:value-type="float" office:value="505.77" calcext:value-type="float">
            <text:p>505.7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/>
          <table:table-cell table:formula="of:=IF([.K167]=&quot;&quot;;[.J167];[.J167]+[.K167])" office:value-type="float" office:value="463.2" calcext:value-type="float">
            <text:p>463.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/>
          <table:table-cell table:formula="of:=IF([.K168]=&quot;&quot;;[.J168];[.J168]+[.K168])" office:value-type="float" office:value="373.1" calcext:value-type="float">
            <text:p>373.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/>
          <table:table-cell table:formula="of:=IF([.K169]=&quot;&quot;;[.J169];[.J169]+[.K169])" office:value-type="float" office:value="174.7" calcext:value-type="float">
            <text:p>174.7</text:p>
          </table:table-cell>
          <table:table-cell table:number-columns-repeated="52"/>
        </table:table-row>
        <table:table-row table:style-name="ro1">
          <table:table-cell table:style-name="ce17"/>
          <table:table-cell table:number-columns-repeated="63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/>
          <table:table-cell table:formula="of:=IF([.K171]=&quot;&quot;;[.J171];[.J171]+[.K171])" office:value-type="float" office:value="433.9" calcext:value-type="float">
            <text:p>433.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/>
          <table:table-cell table:formula="of:=IF([.K172]=&quot;&quot;;[.J172];[.J172]+[.K172])" office:value-type="float" office:value="455.74" calcext:value-type="float">
            <text:p>455.7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/>
          <table:table-cell table:formula="of:=IF([.K173]=&quot;&quot;;[.J173];[.J173]+[.K173])" office:value-type="float" office:value="397.89" calcext:value-type="float">
            <text:p>397.8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/>
          <table:table-cell table:formula="of:=IF([.K174]=&quot;&quot;;[.J174];[.J174]+[.K174])" office:value-type="float" office:value="368.07" calcext:value-type="float">
            <text:p>368.0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231.14" calcext:value-type="float">
            <text:p>231.1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/>
          <table:table-cell table:formula="of:=IF([.K176]=&quot;&quot;;[.J176];[.J176]+[.K176])" office:value-type="float" office:value="180.82" calcext:value-type="float">
            <text:p>180.8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/>
          <table:table-cell table:formula="of:=IF([.K178]=&quot;&quot;;[.J178];[.J178]+[.K178])" office:value-type="float" office:value="541.56" calcext:value-type="float">
            <text:p>541.5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/>
          <table:table-cell table:formula="of:=IF([.K179]=&quot;&quot;;[.J179];[.J179]+[.K179])" office:value-type="float" office:value="458.06" calcext:value-type="float">
            <text:p>458.0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 office:value-type="float" office:value="246.93" calcext:value-type="float">
            <text:p>246.93</text:p>
          </table:table-cell>
          <table:table-cell table:formula="of:=IF([.K180]=&quot;&quot;;[.J180];[.J180]+[.K180])" office:value-type="float" office:value="417.58" calcext:value-type="float">
            <text:p>417.5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 office:value-type="float" office:value="217.59" calcext:value-type="float">
            <text:p>217.59</text:p>
          </table:table-cell>
          <table:table-cell table:formula="of:=IF([.K181]=&quot;&quot;;[.J181];[.J181]+[.K181])" office:value-type="float" office:value="349.94" calcext:value-type="float">
            <text:p>349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 office:value-type="float" office:value="171.34" calcext:value-type="float">
            <text:p>171.34</text:p>
          </table:table-cell>
          <table:table-cell table:formula="of:=IF([.K182]=&quot;&quot;;[.J182];[.J182]+[.K182])" office:value-type="float" office:value="241.6" calcext:value-type="float">
            <text:p>241.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table:formula="of:=IF([.K184]=&quot;&quot;;[.J184];[.J184]+[.K184])"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/>
          <table:table-cell table:formula="of:=IF([.K185]=&quot;&quot;;[.J185];[.J185]+[.K185])" office:value-type="float" office:value="528.23" calcext:value-type="float">
            <text:p>528.23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/>
          <table:table-cell table:formula="of:=IF([.K186]=&quot;&quot;;[.J186];[.J186]+[.K186])" office:value-type="float" office:value="766.06" calcext:value-type="float">
            <text:p>766.0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/>
          <table:table-cell table:formula="of:=IF([.K187]=&quot;&quot;;[.J187];[.J187]+[.K187])" office:value-type="float" office:value="782.62" calcext:value-type="float">
            <text:p>782.6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/>
          <table:table-cell table:formula="of:=IF([.K188]=&quot;&quot;;[.J188];[.J188]+[.K188])" office:value-type="float" office:value="745.63" calcext:value-type="float">
            <text:p>745.63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/>
          <table:table-cell table:formula="of:=IF([.K189]=&quot;&quot;;[.J189];[.J189]+[.K189])" office:value-type="float" office:value="664.04" calcext:value-type="float">
            <text:p>664.0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/>
          <table:table-cell table:formula="of:=IF([.K190]=&quot;&quot;;[.J190];[.J190]+[.K190])" office:value-type="float" office:value="572.2" calcext:value-type="float">
            <text:p>572.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2.4" calcext:value-type="float">
            <text:p>162.4</text:p>
          </table:table-cell>
          <table:table-cell/>
          <table:table-cell table:formula="of:=IF([.K191]=&quot;&quot;;[.J191];[.J191]+[.K191])"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 office:value-type="float" office:value="204.3" calcext:value-type="float">
            <text:p>204.3</text:p>
          </table:table-cell>
          <table:table-cell table:formula="of:=IF([.K192]=&quot;&quot;;[.J192];[.J192]+[.K192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/>
          <table:table-cell table:formula="of:=IF([.K193]=&quot;&quot;;[.J193];[.J193]+[.K193])" office:value-type="float" office:value="153.82" calcext:value-type="float">
            <text:p>153.8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/>
          <table:table-cell table:formula="of:=IF([.K195]=&quot;&quot;;[.J195];[.J195]+[.K195])" office:value-type="float" office:value="104.98" calcext:value-type="float">
            <text:p>104.9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/>
          <table:table-cell table:formula="of:=IF([.K196]=&quot;&quot;;[.J196];[.J196]+[.K196])" office:value-type="float" office:value="379.71" calcext:value-type="float">
            <text:p>379.7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197]=&quot;&quot;;[.J197];[.J197]+[.K197])" office:value-type="float" office:value="787.82" calcext:value-type="float">
            <text:p>787.8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/>
          <table:table-cell table:formula="of:=IF([.K198]=&quot;&quot;;[.J198];[.J198]+[.K198])" office:value-type="float" office:value="853.68" calcext:value-type="float">
            <text:p>853.6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/>
          <table:table-cell table:formula="of:=IF([.K199]=&quot;&quot;;[.J199];[.J199]+[.K199])" office:value-type="float" office:value="796.29" calcext:value-type="float">
            <text:p>796.2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/>
          <table:table-cell table:formula="of:=IF([.K200]=&quot;&quot;;[.J200];[.J200]+[.K200])" office:value-type="float" office:value="728.34" calcext:value-type="float">
            <text:p>728.3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/>
          <table:table-cell table:formula="of:=IF([.K201]=&quot;&quot;;[.J201];[.J201]+[.K201])" office:value-type="float" office:value="636.28" calcext:value-type="float">
            <text:p>636.2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/>
          <table:table-cell table:formula="of:=IF([.K202]=&quot;&quot;;[.J202];[.J202]+[.K202])" office:value-type="float" office:value="493.23" calcext:value-type="float">
            <text:p>493.23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/>
          <table:table-cell table:formula="of:=IF([.K203]=&quot;&quot;;[.J203];[.J203]+[.K203])" office:value-type="float" office:value="369.11" calcext:value-type="float">
            <text:p>369.1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 office:value-type="float" office:value="196.33" calcext:value-type="float">
            <text:p>196.33</text:p>
          </table:table-cell>
          <table:table-cell table:formula="of:=IF([.K204]=&quot;&quot;;[.J204];[.J204]+[.K204])" office:value-type="float" office:value="257.38" calcext:value-type="float">
            <text:p>257.3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IF([.K205]=&quot;&quot;;[.J205];[.J205]+[.K205])" office:value-type="float" office:value="113.68" calcext:value-type="float">
            <text:p>113.68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/>
          <table:table-cell table:formula="of:=IF([.K207]=&quot;&quot;;[.J207];[.J207]+[.K207])" office:value-type="float" office:value="583.61" calcext:value-type="float">
            <text:p>583.6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/>
          <table:table-cell table:formula="of:=IF([.K208]=&quot;&quot;;[.J208];[.J208]+[.K208])" office:value-type="float" office:value="537.47" calcext:value-type="float">
            <text:p>537.4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 office:value-type="float" office:value="278.08" calcext:value-type="float">
            <text:p>278.08</text:p>
          </table:table-cell>
          <table:table-cell table:formula="of:=IF([.K209]=&quot;&quot;;[.J209];[.J209]+[.K209])" office:value-type="float" office:value="472.52" calcext:value-type="float">
            <text:p>472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/>
          <table:table-cell table:formula="of:=IF([.K210]=&quot;&quot;;[.J210];[.J210]+[.K210])" office:value-type="float" office:value="372.95" calcext:value-type="float">
            <text:p>372.95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 office:value-type="float" office:value="229.16" calcext:value-type="float">
            <text:p>229.16</text:p>
          </table:table-cell>
          <table:table-cell table:formula="of:=IF([.K211]=&quot;&quot;;[.J211];[.J211]+[.K211])" office:value-type="float" office:value="275.35" calcext:value-type="float">
            <text:p>275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176.25" calcext:value-type="float">
            <text:p>176.2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IF([.K213]=&quot;&quot;;[.J213];[.J213]+[.K213])" office:value-type="float" office:value="95.34" calcext:value-type="float">
            <text:p>95.3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/>
          <table:table-cell table:formula="of:=IF([.K215]=&quot;&quot;;[.J215];[.J215]+[.K215])" office:value-type="float" office:value="573.68" calcext:value-type="float">
            <text:p>573.6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/>
          <table:table-cell table:formula="of:=IF([.K216]=&quot;&quot;;[.J216];[.J216]+[.K216])" office:value-type="float" office:value="462.74" calcext:value-type="float">
            <text:p>462.7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/>
          <table:table-cell table:formula="of:=IF([.K217]=&quot;&quot;;[.J217];[.J217]+[.K217])" office:value-type="float" office:value="580.06" calcext:value-type="float">
            <text:p>580.0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/>
          <table:table-cell table:formula="of:=IF([.K218]=&quot;&quot;;[.J218];[.J218]+[.K218])" office:value-type="float" office:value="477.41" calcext:value-type="float">
            <text:p>477.4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250.92" calcext:value-type="float">
            <text:p>250.92</text:p>
          </table:table-cell>
          <table:table-cell table:formula="of:=IF([.K219]=&quot;&quot;;[.J219];[.J219]+[.K219])" office:value-type="float" office:value="397.59" calcext:value-type="float">
            <text:p>397.5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 office:value-type="float" office:value="235.83" calcext:value-type="float">
            <text:p>235.83</text:p>
          </table:table-cell>
          <table:table-cell table:formula="of:=IF([.K220]=&quot;&quot;;[.J220];[.J220]+[.K220])" office:value-type="float" office:value="294.68" calcext:value-type="float">
            <text:p>294.6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 office:value-type="float" office:value="169.31" calcext:value-type="float">
            <text:p>169.31</text:p>
          </table:table-cell>
          <table:table-cell table:formula="of:=IF([.K221]=&quot;&quot;;[.J221];[.J221]+[.K221])" office:value-type="float" office:value="200.65" calcext:value-type="float">
            <text:p>20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/>
          <table:table-cell table:formula="of:=IF([.K222]=&quot;&quot;;[.J222];[.J222]+[.K222])" office:value-type="float" office:value="89.16" calcext:value-type="float">
            <text:p>89.16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/>
          <table:table-cell table:formula="of:=IF([.K224]=&quot;&quot;;[.J224];[.J224]+[.K224])" office:value-type="float" office:value="406.5" calcext:value-type="float">
            <text:p>406.5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/>
          <table:table-cell table:formula="of:=IF([.K225]=&quot;&quot;;[.J225];[.J225]+[.K225])" office:value-type="float" office:value="451.72" calcext:value-type="float">
            <text:p>451.7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/>
          <table:table-cell table:formula="of:=IF([.K226]=&quot;&quot;;[.J226];[.J226]+[.K226])" office:value-type="float" office:value="583.69" calcext:value-type="float">
            <text:p>583.6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/>
          <table:table-cell table:formula="of:=IF([.K227]=&quot;&quot;;[.J227];[.J227]+[.K227])" office:value-type="float" office:value="504.04" calcext:value-type="float">
            <text:p>504.0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 office:value-type="float" office:value="309.4" calcext:value-type="float">
            <text:p>309.4</text:p>
          </table:table-cell>
          <table:table-cell table:formula="of:=IF([.K228]=&quot;&quot;;[.J228];[.J228]+[.K228])" office:value-type="float" office:value="405.7" calcext:value-type="float">
            <text:p>405.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 office:value-type="float" office:value="216.71" calcext:value-type="float">
            <text:p>216.71</text:p>
          </table:table-cell>
          <table:table-cell table:formula="of:=IF([.K229]=&quot;&quot;;[.J229];[.J229]+[.K229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/>
          <table:table-cell table:formula="of:=IF([.K230]=&quot;&quot;;[.J230];[.J230]+[.K230])" office:value-type="float" office:value="169.42" calcext:value-type="float">
            <text:p>169.4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/>
          <table:table-cell table:formula="of:=IF([.K231]=&quot;&quot;;[.J231];[.J231]+[.K231])" office:value-type="float" office:value="79.52" calcext:value-type="float">
            <text:p>79.5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/>
          <table:table-cell table:formula="of:=IF([.K233]=&quot;&quot;;[.J233];[.J233]+[.K233])" office:value-type="float" office:value="329.08" calcext:value-type="float">
            <text:p>329.0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/>
          <table:table-cell table:formula="of:=IF([.K234]=&quot;&quot;;[.J234];[.J234]+[.K234])" office:value-type="float" office:value="467.37" calcext:value-type="float">
            <text:p>467.3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/>
          <table:table-cell table:formula="of:=IF([.K235]=&quot;&quot;;[.J235];[.J235]+[.K235])" office:value-type="float" office:value="547.74" calcext:value-type="float">
            <text:p>547.7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/>
          <table:table-cell table:formula="of:=IF([.K236]=&quot;&quot;;[.J236];[.J236]+[.K236])" office:value-type="float" office:value="457.4" calcext:value-type="float">
            <text:p>457.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/>
          <table:table-cell table:formula="of:=IF([.K237]=&quot;&quot;;[.J237];[.J237]+[.K237])" office:value-type="float" office:value="365.61" calcext:value-type="float">
            <text:p>365.6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 office:value-type="float" office:value="241.2" calcext:value-type="float">
            <text:p>241.2</text:p>
          </table:table-cell>
          <table:table-cell table:formula="of:=IF([.K238]=&quot;&quot;;[.J238];[.J238]+[.K238])" office:value-type="float" office:value="293.94" calcext:value-type="float">
            <text:p>293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/>
          <table:table-cell table:formula="of:=IF([.K239]=&quot;&quot;;[.J239];[.J239]+[.K239])" office:value-type="float" office:value="185.48" calcext:value-type="float">
            <text:p>185.4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/>
          <table:table-cell table:formula="of:=IF([.K240]=&quot;&quot;;[.J240];[.J240]+[.K240])" office:value-type="float" office:value="92.42" calcext:value-type="float">
            <text:p>92.4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/>
          <table:table-cell table:formula="of:=IF([.K242]=&quot;&quot;;[.J242];[.J242]+[.K242])" office:value-type="float" office:value="263.45" calcext:value-type="float">
            <text:p>263.45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/>
          <table:table-cell table:formula="of:=IF([.K243]=&quot;&quot;;[.J243];[.J243]+[.K243])" office:value-type="float" office:value="431.16" calcext:value-type="float">
            <text:p>431.1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/>
          <table:table-cell table:formula="of:=IF([.K244]=&quot;&quot;;[.J244];[.J244]+[.K244])" office:value-type="float" office:value="529.64" calcext:value-type="float">
            <text:p>529.6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/>
          <table:table-cell table:formula="of:=IF([.K245]=&quot;&quot;;[.J245];[.J245]+[.K245])" office:value-type="float" office:value="632.42" calcext:value-type="float">
            <text:p>632.4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/>
          <table:table-cell table:formula="of:=IF([.K246]=&quot;&quot;;[.J246];[.J246]+[.K246])" office:value-type="float" office:value="689.48" calcext:value-type="float">
            <text:p>689.4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/>
          <table:table-cell table:formula="of:=IF([.K247]=&quot;&quot;;[.J247];[.J247]+[.K247])" office:value-type="float" office:value="658.78" calcext:value-type="float">
            <text:p>658.7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/>
          <table:table-cell table:formula="of:=IF([.K248]=&quot;&quot;;[.J248];[.J248]+[.K248])" office:value-type="float" office:value="572.5" calcext:value-type="float">
            <text:p>572.5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 office:value-type="float" office:value="264.89" calcext:value-type="float">
            <text:p>264.89</text:p>
          </table:table-cell>
          <table:table-cell table:formula="of:=IF([.K249]=&quot;&quot;;[.J249];[.J249]+[.K249])" office:value-type="float" office:value="526.51" calcext:value-type="float">
            <text:p>526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 office:value-type="float" office:value="297.19" calcext:value-type="float">
            <text:p>297.19</text:p>
          </table:table-cell>
          <table:table-cell table:formula="of:=IF([.K250]=&quot;&quot;;[.J250];[.J250]+[.K250])" office:value-type="float" office:value="405.26" calcext:value-type="float">
            <text:p>405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 office:value-type="float" office:value="235.78" calcext:value-type="float">
            <text:p>235.78</text:p>
          </table:table-cell>
          <table:table-cell table:formula="of:=IF([.K251]=&quot;&quot;;[.J251];[.J251]+[.K251])" office:value-type="float" office:value="291.82" calcext:value-type="float">
            <text:p>291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/>
          <table:table-cell table:formula="of:=IF([.K252]=&quot;&quot;;[.J252];[.J252]+[.K252])" office:value-type="float" office:value="136.81" calcext:value-type="float">
            <text:p>136.81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/>
          <table:table-cell table:formula="of:=IF([.K254]=&quot;&quot;;[.J254];[.J254]+[.K254])" office:value-type="float" office:value="338.34" calcext:value-type="float">
            <text:p>338.3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/>
          <table:table-cell table:formula="of:=IF([.K255]=&quot;&quot;;[.J255];[.J255]+[.K255])" office:value-type="float" office:value="649.77" calcext:value-type="float">
            <text:p>649.7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/>
          <table:table-cell table:formula="of:=IF([.K256]=&quot;&quot;;[.J256];[.J256]+[.K256])" office:value-type="float" office:value="769.67" calcext:value-type="float">
            <text:p>769.6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/>
          <table:table-cell table:formula="of:=IF([.K257]=&quot;&quot;;[.J257];[.J257]+[.K257])" office:value-type="float" office:value="845.2" calcext:value-type="float">
            <text:p>845.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/>
          <table:table-cell table:formula="of:=IF([.K258]=&quot;&quot;;[.J258];[.J258]+[.K258])" office:value-type="float" office:value="785.29" calcext:value-type="float">
            <text:p>785.2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/>
          <table:table-cell table:formula="of:=IF([.K259]=&quot;&quot;;[.J259];[.J259]+[.K259])" office:value-type="float" office:value="744.87" calcext:value-type="float">
            <text:p>744.8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/>
          <table:table-cell table:formula="of:=IF([.K260]=&quot;&quot;;[.J260];[.J260]+[.K260])" office:value-type="float" office:value="672.42" calcext:value-type="float">
            <text:p>672.4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/>
          <table:table-cell table:formula="of:=IF([.K261]=&quot;&quot;;[.J261];[.J261]+[.K261])" office:value-type="float" office:value="533.86" calcext:value-type="float">
            <text:p>533.8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 office:value-type="float" office:value="302.45" calcext:value-type="float">
            <text:p>302.45</text:p>
          </table:table-cell>
          <table:table-cell table:formula="of:=IF([.K262]=&quot;&quot;;[.J262];[.J262]+[.K262])" office:value-type="float" office:value="457.85" calcext:value-type="float">
            <text:p>457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 office:value-type="float" office:value="225.3" calcext:value-type="float">
            <text:p>225.3</text:p>
          </table:table-cell>
          <table:table-cell table:formula="of:=IF([.K263]=&quot;&quot;;[.J263];[.J263]+[.K263])" office:value-type="float" office:value="331.17" calcext:value-type="float">
            <text:p>331.1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 office:value-type="float" office:value="181.91" calcext:value-type="float">
            <text:p>181.91</text:p>
          </table:table-cell>
          <table:table-cell table:formula="of:=IF([.K264]=&quot;&quot;;[.J264];[.J264]+[.K264])" office:value-type="float" office:value="224.42" calcext:value-type="float">
            <text:p>224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/>
          <table:table-cell table:formula="of:=IF([.K266]=&quot;&quot;;[.J266];[.J266]+[.K266])" office:value-type="float" office:value="507.08" calcext:value-type="float">
            <text:p>507.0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/>
          <table:table-cell table:formula="of:=IF([.K267]=&quot;&quot;;[.J267];[.J267]+[.K267])" office:value-type="float" office:value="524.95" calcext:value-type="float">
            <text:p>524.95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/>
          <table:table-cell table:formula="of:=IF([.K268]=&quot;&quot;;[.J268];[.J268]+[.K268])" office:value-type="float" office:value="474.4" calcext:value-type="float">
            <text:p>474.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/>
          <table:table-cell table:formula="of:=IF([.K269]=&quot;&quot;;[.J269];[.J269]+[.K269])" office:value-type="float" office:value="533.66" calcext:value-type="float">
            <text:p>533.66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33" calcext:value-type="float">
            <text:p>233</text:p>
          </table:table-cell>
          <table:table-cell table:formula="of:=IF([.K270]=&quot;&quot;;[.J270];[.J270]+[.K270])" office:value-type="float" office:value="441.86" calcext:value-type="float">
            <text:p>441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 office:value-type="float" office:value="267.14" calcext:value-type="float">
            <text:p>267.14</text:p>
          </table:table-cell>
          <table:table-cell table:formula="of:=IF([.K271]=&quot;&quot;;[.J271];[.J271]+[.K271])" office:value-type="float" office:value="295.34" calcext:value-type="float">
            <text:p>295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/>
          <table:table-cell table:formula="of:=IF([.K273]=&quot;&quot;;[.J273];[.J273]+[.K273])" office:value-type="float" office:value="446.87" calcext:value-type="float">
            <text:p>446.8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/>
          <table:table-cell table:formula="of:=IF([.K274]=&quot;&quot;;[.J274];[.J274]+[.K274])" office:value-type="float" office:value="423.3" calcext:value-type="float">
            <text:p>423.3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/>
          <table:table-cell table:formula="of:=IF([.K275]=&quot;&quot;;[.J275];[.J275]+[.K275])" office:value-type="float" office:value="545.41" calcext:value-type="float">
            <text:p>545.4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161.66" calcext:value-type="float">
            <text:p>161.66</text:p>
          </table:table-cell>
          <table:table-cell office:value-type="float" office:value="312.67" calcext:value-type="float">
            <text:p>312.67</text:p>
          </table:table-cell>
          <table:table-cell table:formula="of:=IF([.K276]=&quot;&quot;;[.J276];[.J276]+[.K276])" office:value-type="float" office:value="474.33" calcext:value-type="float">
            <text:p>474.3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107.19" calcext:value-type="float">
            <text:p>107.19</text:p>
          </table:table-cell>
          <table:table-cell office:value-type="float" office:value="277.47" calcext:value-type="float">
            <text:p>277.47</text:p>
          </table:table-cell>
          <table:table-cell table:formula="of:=IF([.K277]=&quot;&quot;;[.J277];[.J277]+[.K277])" office:value-type="float" office:value="384.66" calcext:value-type="float">
            <text:p>384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55.42" calcext:value-type="float">
            <text:p>55.42</text:p>
          </table:table-cell>
          <table:table-cell office:value-type="float" office:value="213.2" calcext:value-type="float">
            <text:p>213.2</text:p>
          </table:table-cell>
          <table:table-cell table:formula="of:=IF([.K278]=&quot;&quot;;[.J278];[.J278]+[.K278])" office:value-type="float" office:value="268.62" calcext:value-type="float">
            <text:p>268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/>
          <table:table-cell table:formula="of:=IF([.K279]=&quot;&quot;;[.J279];[.J279]+[.K279])" office:value-type="float" office:value="164.48" calcext:value-type="float">
            <text:p>164.48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/>
          <table:table-cell table:formula="of:=IF([.K280]=&quot;&quot;;[.J280];[.J280]+[.K280])" office:value-type="float" office:value="75.53" calcext:value-type="float">
            <text:p>75.5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table:formula="of:=IF([.K282]=&quot;&quot;;[.J282];[.J282]+[.K282])"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50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/>
          <table:table-cell table:formula="of:=IF([.K283]=&quot;&quot;;[.J283];[.J283]+[.K283])" office:value-type="float" office:value="628.59" calcext:value-type="float">
            <text:p>628.5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/>
          <table:table-cell table:formula="of:=IF([.K284]=&quot;&quot;;[.J284];[.J284]+[.K284])" office:value-type="float" office:value="661.91" calcext:value-type="float">
            <text:p>661.91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/>
          <table:table-cell table:formula="of:=IF([.K285]=&quot;&quot;;[.J285];[.J285]+[.K285])" office:value-type="float" office:value="652.52" calcext:value-type="float">
            <text:p>652.5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/>
          <table:table-cell table:formula="of:=IF([.K286]=&quot;&quot;;[.J286];[.J286]+[.K286])" office:value-type="float" office:value="587.64" calcext:value-type="float">
            <text:p>587.6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/>
          <table:table-cell table:formula="of:=IF([.K287]=&quot;&quot;;[.J287];[.J287]+[.K287])" office:value-type="float" office:value="495.42" calcext:value-type="float">
            <text:p>495.42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/>
          <table:table-cell table:formula="of:=IF([.K288]=&quot;&quot;;[.J288];[.J288]+[.K288])" office:value-type="float" office:value="387.9" calcext:value-type="float">
            <text:p>387.9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/>
          <table:table-cell table:formula="of:=IF([.K289]=&quot;&quot;;[.J289];[.J289]+[.K289])" office:value-type="float" office:value="283.57" calcext:value-type="float">
            <text:p>283.57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/>
          <table:table-cell table:formula="of:=IF([.K290]=&quot;&quot;;[.J290];[.J290]+[.K290])" office:value-type="float" office:value="205.4" calcext:value-type="float">
            <text:p>205.4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/>
          <table:table-cell table:formula="of:=IF([.K291]=&quot;&quot;;[.J291];[.J291]+[.K291])" office:value-type="float" office:value="121.44" calcext:value-type="float">
            <text:p>121.44</text:p>
          </table:table-cell>
          <table:table-cell table:number-columns-repeated="52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t_measurements" table:style-name="ta2">
        <table:table-column table:style-name="co1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Measurer</text:p>
          </table:table-cell>
          <table:table-cell table:style-name="ce18" office:value-type="string" calcext:value-type="string">
            <text:p>stem_diam_1_mm</text:p>
          </table:table-cell>
          <table:table-cell table:style-name="ce18" office:value-type="string" calcext:value-type="string">
            <text:p>stem_diam_2_mm</text:p>
          </table:table-cell>
          <table:table-cell table:style-name="ce18" office:value-type="string" calcext:value-type="string">
            <text:p>plant_height_leafsplit_cm</text:p>
          </table:table-cell>
          <table:table-cell table:style-name="ce18" office:value-type="string" calcext:value-type="string">
            <text:p>plant_height_max</text:p>
          </table:table-cell>
          <table:table-cell table:style-name="ce18" office:value-type="string" calcext:value-type="string">
            <text:p>total_leaf_area</text:p>
          </table:table-cell>
          <table:table-cell table:style-name="ce18" office:value-type="string" calcext:value-type="string">
            <text:p>wet_weight_g</text:p>
          </table:table-cell>
          <table:table-cell table:style-name="ce1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/>
          <table:table-cell table:style-name="ce22"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eight to leafsplit = height to base of tassel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21" office:value-type="float" office:value="4281.75" calcext:value-type="float">
            <text:p>4281.75</text:p>
          </table:table-cell>
          <table:table-cell table:style-name="ce21"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56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56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.29" calcext:value-type="float">
            <text:p>17.29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string" calcext:value-type="string">
            <text:p>not recorded</text:p>
          </table:table-cell>
          <table:table-cell office:value-type="float" office:value="3756.63" calcext:value-type="float">
            <text:p>3756.63</text:p>
          </table:table-cell>
          <table:table-cell office:value-type="float" office:value="478.1" calcext:value-type="float">
            <text:p>478.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8" calcext:value-type="float">
            <text:p>21.78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758.3" calcext:value-type="float">
            <text:p>758.3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2" calcext:value-type="float">
            <text:p>19.2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32.5" calcext:value-type="float">
            <text:p>632.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36.1" calcext:value-type="float">
            <text:p>536.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05" calcext:value-type="float">
            <text:p>18.05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05.5" calcext:value-type="float">
            <text:p>505.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4" calcext:value-type="float">
            <text:p>21.74</text:p>
          </table:table-cell>
          <table:table-cell office:value-type="float" office:value="21.85" calcext:value-type="float">
            <text:p>21.8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0.5" calcext:value-type="float">
            <text:p>660.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73" calcext:value-type="float">
            <text:p>19.73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5.4" calcext:value-type="float">
            <text:p>665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63" calcext:value-type="float">
            <text:p>20.6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55.4" calcext:value-type="float">
            <text:p>555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8" calcext:value-type="float">
            <text:p>15.88</text:p>
          </table:table-cell>
          <table:table-cell office:value-type="float" office:value="18.16" calcext:value-type="float">
            <text:p>18.1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5.6" calcext:value-type="float">
            <text:p>475.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6.35" calcext:value-type="float">
            <text:p>16.3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96.8" calcext:value-type="float">
            <text:p>496.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47.9" calcext:value-type="float">
            <text:p>447.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73" calcext:value-type="float">
            <text:p>15.73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61.7" calcext:value-type="float">
            <text:p>561.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0.7" calcext:value-type="float">
            <text:p>20.7</text:p>
          </table:table-cell>
          <table:table-cell office:value-type="float" office:value="22.45" calcext:value-type="float">
            <text:p>22.4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71.1" calcext:value-type="float">
            <text:p>671.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71" calcext:value-type="float">
            <text:p>18.71</text:p>
          </table:table-cell>
          <table:table-cell office:value-type="float" office:value="20.01" calcext:value-type="float">
            <text:p>20.01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16.8" calcext:value-type="float">
            <text:p>416.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7.43" calcext:value-type="float">
            <text:p>17.43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9.4" calcext:value-type="float">
            <text:p>479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/>
          <table:table-cell office:value-type="string" calcext:value-type="string">
            <text:p>Dave</text:p>
          </table:table-cell>
          <table:table-cell table:number-columns-repeated="5" office:value-type="string" calcext:value-type="string">
            <text:p>not recorded</text:p>
          </table:table-cell>
          <table:table-cell office:value-type="float" office:value="593.6" calcext:value-type="float">
            <text:p>593.6</text:p>
          </table:table-cell>
          <table:table-cell office:value-type="string" calcext:value-type="string">
            <text:p>We forgot to measure stem diameters on this plant.</text:p>
          </table:table-cell>
          <table:table-cell table:number-columns-repeated="53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omass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60" table:default-cell-style-name="Default"/>
        <table:table-row table:style-name="ro1"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mass_above_g</text:p>
          </table:table-cell>
          <table:table-cell table:style-name="ce18" office:value-type="string" calcext:value-type="string">
            <text:p>mass_below_g</text:p>
          </table:table-cell>
          <table:table-cell table:style-name="ce18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25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 table:number-rows-repeated="4">
          <table:table-cell table:number-columns-repeated="2"/>
          <table:table-cell table:style-name="ce23" table:number-columns-repeated="3"/>
          <table:table-cell table:number-columns-repeated="5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omass_2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20" table:default-cell-style-name="Default"/>
        <table:table-row table:style-name="ro1"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root_mass</text:p>
          </table:table-cell>
          <table:table-cell table:style-name="ce18" office:value-type="string" calcext:value-type="string">
            <text:p>root_cut_stem_mass</text:p>
          </table:table-cell>
          <table:table-cell table:style-name="ce32" office:value-type="string" calcext:value-type="string">
            <text:p>leaf_live_mass</text:p>
          </table:table-cell>
          <table:table-cell table:style-name="ce32" office:value-type="string" calcext:value-type="string">
            <text:p>leaf_dead_mass</text:p>
          </table:table-cell>
          <table:table-cell table:style-name="ce32" office:value-type="string" calcext:value-type="string">
            <text:p>stem_mass</text:p>
          </table:table-cell>
          <table:table-cell table:style-name="ce32" office:value-type="string" calcext:value-type="string">
            <text:p>ear_mass</text:p>
          </table:table-cell>
          <table:table-cell table:style-name="ce32" office:value-type="string" calcext:value-type="string">
            <text:p>tassel_mass</text:p>
          </table:table-cell>
          <table:table-cell table:style-name="ce32" office:value-type="string" calcext:value-type="string">
            <text:p>notees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d-2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string" calcext:value-type="string">
            <text:p>not recorded</text:p>
          </table:table-cell>
          <table:table-cell office:value-type="float" office:value="42.5" calcext:value-type="float">
            <text:p>42.5</text:p>
          </table:table-cell>
          <table:table-cell office:value-type="float" office:value="1.7" calcext:value-type="float">
            <text:p>1.7</text:p>
          </table:table-cell>
          <table:table-cell office:value-type="float" office:value="81.7" calcext:value-type="float">
            <text:p>81.7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3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2.2" calcext:value-type="float">
            <text:p>52.2</text:p>
          </table:table-cell>
          <table:table-cell office:value-type="float" office:value="33.3" calcext:value-type="float">
            <text:p>33.3</text:p>
          </table:table-cell>
          <table:table-cell office:value-type="float" office:value="5.8" calcext:value-type="float">
            <text:p>5.8</text:p>
          </table:table-cell>
          <table:table-cell office:value-type="float" office:value="83.3" calcext:value-type="float">
            <text:p>83.3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0</text:p>
          </table:table-cell>
          <table:table-cell/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  <table:table-cell office:value-type="float" office:value="30.2" calcext:value-type="float">
            <text:p>30.2</text:p>
          </table:table-cell>
          <table:table-cell office:value-type="float" office:value="4.2" calcext:value-type="float">
            <text:p>4.2</text:p>
          </table:table-cell>
          <table:table-cell office:value-type="float" office:value="58" calcext:value-type="float">
            <text:p>58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1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3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39.1" calcext:value-type="float">
            <text:p>39.1</text:p>
          </table:table-cell>
          <table:table-cell office:value-type="float" office:value="4.2" calcext:value-type="float">
            <text:p>4.2</text:p>
          </table:table-cell>
          <table:table-cell office:value-type="float" office:value="54.3" calcext:value-type="float">
            <text:p>54.3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1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56.9" calcext:value-type="float">
            <text:p>56.9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57.5" calcext:value-type="float">
            <text:p>57.5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1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54.7" calcext:value-type="float">
            <text:p>54.7</text:p>
          </table:table-cell>
          <table:table-cell office:value-type="float" office:value="29.3" calcext:value-type="float">
            <text:p>29.3</text:p>
          </table:table-cell>
          <table:table-cell office:value-type="float" office:value="10.1" calcext:value-type="float">
            <text:p>10.1</text:p>
          </table:table-cell>
          <table:table-cell office:value-type="float" office:value="89.7" calcext:value-type="float">
            <text:p>89.7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8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-17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2.5" calcext:value-type="float">
            <text:p>62.5</text:p>
          </table:table-cell>
          <table:table-cell office:value-type="float" office:value="31.7" calcext:value-type="float">
            <text:p>31.7</text:p>
          </table:table-cell>
          <table:table-cell office:value-type="float" office:value="4.7" calcext:value-type="float">
            <text:p>4.7</text:p>
          </table:table-cell>
          <table:table-cell office:value-type="float" office:value="62.7" calcext:value-type="float">
            <text:p>62.7</text:p>
          </table:table-cell>
          <table:table-cell office:value-type="float" office:value="13.2" calcext:value-type="float">
            <text:p>13.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20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38.9" calcext:value-type="float">
            <text:p>38.9</text:p>
          </table:table-cell>
          <table:table-cell office:value-type="float" office:value="0.6" calcext:value-type="float">
            <text:p>0.6</text:p>
          </table:table-cell>
          <table:table-cell office:value-type="float" office:value="71.2" calcext:value-type="float">
            <text:p>71.2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1</text:p>
          </table:table-cell>
          <table:table-cell/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37.9" calcext:value-type="float">
            <text:p>37.9</text:p>
          </table:table-cell>
          <table:table-cell office:value-type="float" office:value="3.1" calcext:value-type="float">
            <text:p>3.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2/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3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root_mass</text:p>
          </table:table-cell>
          <table:table-cell table:style-name="ce18" office:value-type="string" calcext:value-type="string">
            <text:p>root_cut_stem_mass</text:p>
          </table:table-cell>
          <table:table-cell table:style-name="ce18" office:value-type="string" calcext:value-type="string">
            <text:p>root_stem_stub_length_cm</text:p>
          </table:table-cell>
          <table:table-cell table:style-name="ce32" office:value-type="string" calcext:value-type="string">
            <text:p>leaf_live_mass</text:p>
          </table:table-cell>
          <table:table-cell table:style-name="ce32" office:value-type="string" calcext:value-type="string">
            <text:p>leaf_dead_mass</text:p>
          </table:table-cell>
          <table:table-cell table:style-name="ce32" office:value-type="string" calcext:value-type="string">
            <text:p>stem_mass</text:p>
          </table:table-cell>
          <table:table-cell table:style-name="ce32" office:value-type="string" calcext:value-type="string">
            <text:p>ear_mass</text:p>
          </table:table-cell>
          <table:table-cell table:style-name="ce32" office:value-type="string" calcext:value-type="string">
            <text:p>tassel_mass</text:p>
          </table:table-cell>
          <table:table-cell table:style-name="ce32" office:value-type="string" calcext:value-type="string">
            <text:p>no_ears</text:p>
          </table:table-cell>
          <table:table-cell table:style-name="ce32" office:value-type="string" calcext:value-type="string">
            <text:p>notes</text:p>
          </table:table-cell>
          <table:table-cell table:style-name="ce32" table:number-columns-repeated="1012"/>
        </table:table-row>
        <table:table-row table:style-name="ro1">
          <table:table-cell office:value-type="string" calcext:value-type="string">
            <text:p>m-11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0.9" calcext:value-type="float">
            <text:p>40.9</text:p>
          </table:table-cell>
          <table:table-cell office:value-type="float" office:value="4.5" calcext:value-type="float">
            <text:p>4.5</text:p>
          </table:table-cell>
          <table:table-cell office:value-type="float" office:value="42.7" calcext:value-type="float">
            <text:p>42.7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office:value-type="float" office:value="58.6" calcext:value-type="float">
            <text:p>58.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6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55.7" calcext:value-type="float">
            <text:p>55.7</text:p>
          </table:table-cell>
          <table:table-cell office:value-type="float" office:value="83.7" calcext:value-type="float">
            <text:p>83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.8" calcext:value-type="float">
            <text:p>44.8</text:p>
          </table:table-cell>
          <table:table-cell office:value-type="float" office:value="2.4" calcext:value-type="float">
            <text:p>2.4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office:value-type="float" office:value="65.2" calcext:value-type="float">
            <text:p>65.2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5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not recorded</text:p>
          </table:table-cell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68" calcext:value-type="float">
            <text:p>68</text:p>
          </table:table-cell>
          <table:table-cell office:value-type="float" office:value="91.1" calcext:value-type="float">
            <text:p>91.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-2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50.7" calcext:value-type="float">
            <text:p>50.7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6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office:value-type="float" office:value="2.8" calcext:value-type="float">
            <text:p>2.8</text:p>
          </table:table-cell>
          <table:table-cell office:value-type="float" office:value="37.6" calcext:value-type="float">
            <text:p>37.6</text:p>
          </table:table-cell>
          <table:table-cell office:value-type="float" office:value="7.9" calcext:value-type="float">
            <text:p>7.9</text:p>
          </table:table-cell>
          <table:table-cell office:value-type="float" office:value="77.4" calcext:value-type="float">
            <text:p>77.4</text:p>
          </table:table-cell>
          <table:table-cell office:value-type="float" office:value="70.9" calcext:value-type="float">
            <text:p>70.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3.6" calcext:value-type="float">
            <text:p>13.6</text:p>
          </table:table-cell>
          <table:table-cell office:value-type="float" office:value="51.5" calcext:value-type="float">
            <text:p>51.5</text:p>
          </table:table-cell>
          <table:table-cell office:value-type="float" office:value="82.2" calcext:value-type="float">
            <text:p>82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6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38.8" calcext:value-type="float">
            <text:p>38.8</text:p>
          </table:table-cell>
          <table:table-cell office:value-type="float" office:value="1.5" calcext:value-type="float">
            <text:p>1.5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70.3" calcext:value-type="float">
            <text:p>70.3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1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62.5" calcext:value-type="float">
            <text:p>62.5</text:p>
          </table:table-cell>
          <table:table-cell office:value-type="float" office:value="69.5" calcext:value-type="float">
            <text:p>6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7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1" calcext:value-type="float">
            <text:p>20.1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office:value-type="float" office:value="48.2" calcext:value-type="float">
            <text:p>48.2</text:p>
          </table:table-cell>
          <table:table-cell office:value-type="float" office:value="77.7" calcext:value-type="float">
            <text:p>77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-7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36.5" calcext:value-type="float">
            <text:p>36.5</text:p>
          </table:table-cell>
          <table:table-cell office:value-type="float" office:value="2.9" calcext:value-type="float">
            <text:p>2.9</text:p>
          </table:table-cell>
          <table:table-cell office:value-type="float" office:value="85.2" calcext:value-type="float">
            <text:p>85.2</text:p>
          </table:table-cell>
          <table:table-cell office:value-type="float" office:value="33.3" calcext:value-type="float">
            <text:p>33.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small (about 1/3 to ½ regular size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-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104.7" calcext:value-type="float">
            <text:p>104.7</text:p>
          </table:table-cell>
          <table:table-cell office:value-type="float" office:value="45" calcext:value-type="float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ears are small (about 1/3 to ½ regular size). 4<text:span text:style-name="T1">th</text:span> ear is undeveloped (tin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10</text:p>
          </table:table-cell>
          <table:table-cell/>
          <table:table-cell office:value-type="float" office:value="41.3" calcext:value-type="float">
            <text:p>41.3</text:p>
          </table:table-cell>
          <table:table-cell office:value-type="float" office:value="36.4" calcext:value-type="float">
            <text:p>36.4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71.1" calcext:value-type="float">
            <text:p>71.1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10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45.9" calcext:value-type="float">
            <text:p>45.9</text:p>
          </table:table-cell>
          <table:table-cell office:value-type="float" office:value="1.8" calcext:value-type="float">
            <text:p>1.8</text:p>
          </table:table-cell>
          <table:table-cell office:value-type="float" office:value="37.7" calcext:value-type="float">
            <text:p>37.7</text:p>
          </table:table-cell>
          <table:table-cell office:value-type="float" office:value="6.5" calcext:value-type="float">
            <text:p>6.5</text:p>
          </table:table-cell>
          <table:table-cell office:value-type="float" office:value="94.1" calcext:value-type="float">
            <text:p>94.1</text:p>
          </table:table-cell>
          <table:table-cell office:value-type="float" office:value="56.2" calcext:value-type="float">
            <text:p>56.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6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4" calcext:value-type="float">
            <text:p>31.4</text:p>
          </table:table-cell>
          <table:table-cell office:value-type="float" office:value="2.5" calcext:value-type="float">
            <text:p>2.5</text:p>
          </table:table-cell>
          <table:table-cell office:value-type="float" office:value="25.1" calcext:value-type="float">
            <text:p>25.1</text:p>
          </table:table-cell>
          <table:table-cell office:value-type="float" office:value="9.8" calcext:value-type="float">
            <text:p>9.8</text:p>
          </table:table-cell>
          <table:table-cell office:value-type="float" office:value="95" calcext:value-type="float">
            <text:p>95</text:p>
          </table:table-cell>
          <table:table-cell office:value-type="float" office:value="38.8" calcext:value-type="float">
            <text:p>38.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ears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7</text:p>
          </table:table-cell>
          <table:table-cell/>
          <table:table-cell office:value-type="float" office:value="38.1" calcext:value-type="float">
            <text:p>38.1</text:p>
          </table:table-cell>
          <table:table-cell office:value-type="float" office:value="36.3" calcext:value-type="float">
            <text:p>36.3</text:p>
          </table:table-cell>
          <table:table-cell office:value-type="float" office:value="3.3" calcext:value-type="float">
            <text:p>3.3</text:p>
          </table:table-cell>
          <table:table-cell office:value-type="float" office:value="27.1" calcext:value-type="float">
            <text:p>27.1</text:p>
          </table:table-cell>
          <table:table-cell office:value-type="float" office:value="12.7" calcext:value-type="float">
            <text:p>12.7</text:p>
          </table:table-cell>
          <table:table-cell office:value-type="float" office:value="85" calcext:value-type="float">
            <text:p>85</text:p>
          </table:table-cell>
          <table:table-cell office:value-type="float" office:value="31.2" calcext:value-type="float">
            <text:p>31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very small, about ¼ full siz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/21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" table:style-name="ta5">
        <table:table-column table:style-name="co1" table:number-columns-repeated="9" table:default-cell-style-name="Default"/>
        <table:table-column table:style-name="co9" table:number-columns-repeated="55" table:default-cell-style-name="Default"/>
        <table:table-row table:style-name="ro1">
          <table:table-cell table:style-name="ce33" office:value-type="string" calcext:value-type="string">
            <text:p>plant_id</text:p>
          </table:table-cell>
          <table:table-cell table:style-name="ce33" office:value-type="string" calcext:value-type="string">
            <text:p>above_below</text:p>
          </table:table-cell>
          <table:table-cell table:style-name="ce33" office:value-type="string" calcext:value-type="string">
            <text:p>weight_day1</text:p>
          </table:table-cell>
          <table:table-cell table:style-name="ce33" office:value-type="string" calcext:value-type="string">
            <text:p>weight_day2</text:p>
          </table:table-cell>
          <table:table-cell table:style-name="ce33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  <table:table-cell table:number-columns-repeated="55"/>
        </table:table-row>
        <table:table-row table:style-name="ro1">
          <table:table-cell table:number-columns-repeated="7"/>
          <table:table-cell table:formula="of:=AVERAGE([.H2:.H7])" office:value-type="float" office:value="0.331666666666671" calcext:value-type="float">
            <text:p>0.331666666666671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Day1 = Nov. 7, 15:0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2 = Nov. 12, 15:4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3 = Nov. 13, 15:15</text:p>
          </table:table-cell>
          <table:table-cell table:number-columns-repeated="63"/>
        </table:table-row>
        <table:table-row table:style-name="ro1">
          <table:table-cell table:style-name="ce33"/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omass_drydown_2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9" table:number-columns-repeated="55" table:default-cell-style-name="Default"/>
        <table:table-row table:style-name="ro1">
          <table:table-cell table:style-name="ce33" office:value-type="string" calcext:value-type="string">
            <text:p>plant_id</text:p>
          </table:table-cell>
          <table:table-cell table:style-name="ce33" office:value-type="string" calcext:value-type="string">
            <text:p>above_below</text:p>
          </table:table-cell>
          <table:table-cell table:style-name="ce33" office:value-type="string" calcext:value-type="string">
            <text:p>weight_day1</text:p>
          </table:table-cell>
          <table:table-cell table:style-name="ce33" office:value-type="string" calcext:value-type="string">
            <text:p>weight_day2</text:p>
          </table:table-cell>
          <table:table-cell table:style-name="ce33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above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3" calcext:value-type="float">
            <text:p>142.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2]-[.D2]" office:value-type="float" office:value="-0.400000000000006" calcext:value-type="float">
            <text:p>-0.400000000000006</text:p>
          </table:table-cell>
          <table:table-cell table:formula="of:=[.D2]-[.E2]" office:value-type="float" office:value="0.300000000000011" calcext:value-type="float">
            <text:p>0.3000000000000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below</text:p>
          </table:table-cell>
          <table:table-cell table:number-columns-repeated="3" office:value-type="float" office:value="35.5" calcext:value-type="float">
            <text:p>35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above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9" calcext:value-type="float">
            <text:p>179.9</text:p>
          </table:table-cell>
          <table:table-cell table:number-columns-repeated="2"/>
          <table:table-cell table:formula="of:=[.C5]-[.D4]" office:value-type="float" office:value="-106" calcext:value-type="float">
            <text:p>-106</text:p>
          </table:table-cell>
          <table:table-cell table:formula="of:=[.D4]-[.E4]" office:value-type="float" office:value="0.5" calcext:value-type="float">
            <text:p>0.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below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4.3" calcext:value-type="float">
            <text:p>74.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above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table:formula="of:=[.C7]-[.D6]" office:value-type="float" office:value="-110.1" calcext:value-type="float">
            <text:p>-110.1</text:p>
          </table:table-cell>
          <table:table-cell table:formula="of:=[.D6]-[.E6]" office:value-type="float" office:value="0.400000000000006" calcext:value-type="float">
            <text:p>0.4000000000000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below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71.6" calcext:value-type="float">
            <text:p>71.6</text:p>
          </table:table-cell>
          <table:table-cell table:number-columns-repeated="2"/>
          <table:table-cell table:formula="of:=[.C7]-[.D7]" office:value-type="float" office:value="-0.0999999999999943" calcext:value-type="float">
            <text:p>-0.099999999999994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formula="of:=[.C9]-[.D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formula="of:=AVERAGE([.H2:.H9])" office:value-type="float" office:value="-36.1" calcext:value-type="float">
            <text:p>-36.1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Notes:</text:p>
          </table:table-cell>
          <table:table-cell table:number-columns-repeated="6"/>
          <table:table-cell table:formula="of:=AVERAGE([.H2];[.H6];[.H8])" office:value-type="float" office:value="-36.8333333333333" calcext:value-type="float">
            <text:p>-36.8333333333333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All measurments include bag weight</text:p>
          </table:table-cell>
          <table:table-cell table:number-columns-repeated="6"/>
          <table:table-cell table:formula="of:=AVERAGE([.H4];[.H7];[.H9])" office:value-type="float" office:value="-35.3666666666667" calcext:value-type="float">
            <text:p>-35.3666666666667</text:p>
          </table:table-cell>
          <table:table-cell table:number-columns-repeated="56"/>
        </table:table-row>
        <table:table-row table:style-name="ro1">
          <table:table-cell table:style-name="ce33" office:value-type="string" calcext:value-type="string">
            <text:p>day1 = 12/3 14:5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2 = 12/5 13:0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3 = 12/10 11:30</text:p>
          </table:table-cell>
          <table:table-cell table:number-columns-repeated="63"/>
        </table:table-row>
        <table:table-row table:style-name="ro1">
          <table:table-cell table:style-name="ce33"/>
          <table:table-cell table:number-columns-repeated="6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omass_drydown_3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9" table:number-columns-repeated="54" table:default-cell-style-name="Default"/>
        <table:table-row table:style-name="ro1">
          <table:table-cell table:style-name="ce33" office:value-type="string" calcext:value-type="string">
            <text:p>plant_id</text:p>
          </table:table-cell>
          <table:table-cell table:style-name="ce33" office:value-type="string" calcext:value-type="string">
            <text:p>stem_or_leaves</text:p>
          </table:table-cell>
          <table:table-cell table:style-name="ce33" office:value-type="string" calcext:value-type="string">
            <text:p>weight_day1</text:p>
          </table:table-cell>
          <table:table-cell table:style-name="ce33" office:value-type="string" calcext:value-type="string">
            <text:p>weight_day2</text:p>
          </table:table-cell>
          <table:table-cell table:style-name="ce33" office:value-type="string" calcext:value-type="string">
            <text:p>weight_day3</text:p>
          </table:table-cell>
          <table:table-cell table:style-name="ce32" office:value-type="string" calcext:value-type="string">
            <text:p>weight_day4</text:p>
          </table:table-cell>
          <table:table-cell/>
          <table:table-cell table:style-name="ce32" office:value-type="string" calcext:value-type="string">
            <text:p>roots_weight_day1</text:p>
          </table:table-cell>
          <table:table-cell table:style-name="ce32" office:value-type="string" calcext:value-type="string">
            <text:p>roots_weight_day2</text:p>
          </table:table-cell>
          <table:table-cell table:style-name="ce32"/>
          <table:table-cell table:number-columns-repeated="5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4" calcext:value-type="float">
            <text:p>81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stem</text:p>
          </table:table-cell>
          <table:table-cell office:value-type="float" office:value="196.4" calcext:value-type="float">
            <text:p>196.4</text:p>
          </table:table-cell>
          <table:table-cell office:value-type="float" office:value="196" calcext:value-type="float">
            <text:p>196</text:p>
          </table:table-cell>
          <table:table-cell office:value-type="float" office:value="195.7" calcext:value-type="float">
            <text:p>195.7</text:p>
          </table:table-cell>
          <table:table-cell office:value-type="float" office:value="195.6" calcext:value-type="float">
            <text:p>195.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/>
          <table:table-cell table:number-columns-repeated="2" office:value-type="float" office:value="68.2" calcext:value-type="float">
            <text:p>68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em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7" calcext:value-type="float">
            <text:p>208.7</text:p>
          </table:table-cell>
          <table:table-cell table:number-columns-repeated="2" office:value-type="float" office:value="208.5" calcext:value-type="float">
            <text:p>208.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leaves</text:p>
          </table:table-cell>
          <table:table-cell office:value-type="float" office:value="68.3" calcext:value-type="float">
            <text:p>68.3</text:p>
          </table:table-cell>
          <table:table-cell office:value-type="float" office:value="68.4" calcext:value-type="float">
            <text:p>68.4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stem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7" calcext:value-type="float">
            <text:p>170.7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7" calcext:value-type="float">
            <text:p>170.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4" calcext:value-type="float">
            <text:p>88.4</text:p>
          </table:table-cell>
          <table:table-cell office:value-type="float" office:value="88.5" calcext:value-type="float">
            <text:p>88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7" calcext:value-type="float">
            <text:p>68.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stem</text:p>
          </table:table-cell>
          <table:table-cell office:value-type="float" office:value="194.5" calcext:value-type="float">
            <text:p>194.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8" calcext:value-type="float">
            <text:p>193.8</text:p>
          </table:table-cell>
          <table:table-cell office:value-type="float" office:value="193.6" calcext:value-type="float">
            <text:p>193.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33" office:value-type="string" calcext:value-type="string">
            <text:p>Notes: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All measurments include bag weight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 1 = 1/1/2020 ca. 14:0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 2 = 1/6/2020 ca. 11:05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 3 = 1/15 ca. 17:00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day 4 = 1/22 ca 15:00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day 1 ROOTS = 1/15 ca. 17:00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day 2 ROOTS = 1/22 ca 15:00</text:p>
          </table:table-cell>
          <table:table-cell table:number-columns-repeated="63"/>
        </table:table-row>
        <table:table-row table:style-name="ro1">
          <table:table-cell table:style-name="ce32"/>
          <table:table-cell table:number-columns-repeated="63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ibration_leaf_area" table:style-name="ta6">
        <table:table-column table:style-name="co1" table:number-columns-repeated="4" table:default-cell-style-name="Default"/>
        <table:table-column table:style-name="co9" table:number-columns-repeated="60" table:default-cell-style-name="Default"/>
        <table:table-row table:style-name="ro1">
          <table:table-cell table:style-name="ce33" office:value-type="string" calcext:value-type="string">
            <text:p>orientation</text:p>
          </table:table-cell>
          <table:table-cell table:style-name="ce33" office:value-type="string" calcext:value-type="string">
            <text:p>half-envelope</text:p>
          </table:table-cell>
          <table:table-cell table:style-name="ce33" office:value-type="string" calcext:value-type="string">
            <text:p>envelope</text:p>
          </table:table-cell>
          <table:table-cell table:style-name="ce33" office:value-type="string" calcext:value-type="string">
            <text:p>small ba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3"/>
          <table:table-cell table:number-columns-repeated="6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  <table:table-cell table:number-columns-repeated="60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af_measurements_DONTUSE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8" office:value-type="string" calcext:value-type="string">
            <text:p>pot_id</text:p>
          </table:table-cell>
          <table:table-cell table:style-name="ce18" office:value-type="string" calcext:value-type="string">
            <text:p>treatment</text:p>
          </table:table-cell>
          <table:table-cell table:style-name="ce18" office:value-type="string" calcext:value-type="string">
            <text:p>measure-er</text:p>
          </table:table-cell>
          <table:table-cell table:style-name="ce18" office:value-type="string" calcext:value-type="string">
            <text:p>leaf_id</text:p>
          </table:table-cell>
          <table:table-cell table:style-name="ce18" office:value-type="string" calcext:value-type="string">
            <text:p>percent_expanded</text:p>
          </table:table-cell>
          <table:table-cell table:style-name="ce18" office:value-type="string" calcext:value-type="string">
            <text:p>percent_dead</text:p>
          </table:table-cell>
          <table:table-cell table:style-name="ce18" office:value-type="string" calcext:value-type="string">
            <text:p>leaf_length_cm</text:p>
          </table:table-cell>
          <table:table-cell table:style-name="ce18" office:value-type="string" calcext:value-type="string">
            <text:p>leaf_width_cm</text:p>
          </table:table-cell>
          <table:table-cell table:style-name="ce18" office:value-type="string" calcext:value-type="string">
            <text:p>leaf_area_cm2</text:p>
          </table:table-cell>
          <table:table-cell table:style-name="ce18" office:value-type="string" calcext:value-type="string">
            <text:p>leaf_area_cm2_verticalleaves</text:p>
          </table:table-cell>
          <table:table-cell table:style-name="ce18" office:value-type="string" calcext:value-type="string">
            <text:p>notes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style-name="ce38" office:value-type="string" calcext:value-type="string">
            <text:p>NOTE: This sheet is without adding in the leaf ares from the leaves harvested for pressure bomb measurments.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52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54"/>
        </table:table-row>
        <table:table-row table:style-name="ro1">
          <table:table-cell table:style-name="ce16"/>
          <table:table-cell table:number-columns-repeated="6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53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 table:number-columns-repeated="54"/>
        </table:table-row>
        <table:table-row table:style-name="ro1">
          <table:table-cell table:style-name="ce16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0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 table:number-columns-repeated="54"/>
        </table:table-row>
        <table:table-row table:style-name="ro1">
          <table:table-cell table:style-name="ce17"/>
          <table:table-cell table:number-columns-repeated="63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52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 table:number-columns-repeated="5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 table:number-columns-repeated="54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essure_bomb_leaf_measurements" table:style-name="ta7">
        <table:table-column table:style-name="co1" table:number-columns-repeated="7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of_harv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wet_mass_g</text:p>
          </table:table-cell>
          <table:table-cell office:value-type="string" calcext:value-type="string">
            <text:p>notes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m-17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1-15" calcext:value-type="date">
            <text:p>11/15/19</text:p>
          </table:table-cell>
          <table:table-cell table:style-name="ce17"/>
          <table:table-cell office:value-type="string" calcext:value-type="string">
            <text:p>d-2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51.94" calcext:value-type="float">
            <text:p>151.9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196.33" calcext:value-type="float">
            <text:p>196.3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35.78" calcext:value-type="float">
            <text:p>235.7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w-27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241.2" calcext:value-type="float">
            <text:p>241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d-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171.34" calcext:value-type="float">
            <text:p>171.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225.3" calcext:value-type="float">
            <text:p>225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d-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w-2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169.31" calcext:value-type="float">
            <text:p>169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d-11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213.2" calcext:value-type="float">
            <text:p>213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06H20M00S" calcext:value-type="time">
            <text:p>06:20:00 AM</text:p>
          </table:table-cell>
          <table:table-cell office:value-type="string" calcext:value-type="string">
            <text:p>w-25</text:p>
          </table:table-cell>
          <table:table-cell office:value-type="float" office:value="17" calcext:value-type="float">
            <text:p>17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12M00S" calcext:value-type="time">
            <text:p>10:12:00 AM</text:p>
          </table:table-cell>
          <table:table-cell office:value-type="string" calcext:value-type="string">
            <text:p>w-28</text:p>
          </table:table-cell>
          <table:table-cell office:value-type="float" office:value="15" calcext:value-type="float">
            <text:p>15</text:p>
          </table:table-cell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216.71" calcext:value-type="float">
            <text:p>216.7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15M00S" calcext:value-type="time">
            <text:p>10:15:00 AM</text:p>
          </table:table-cell>
          <table:table-cell office:value-type="string" calcext:value-type="string">
            <text:p>m-1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16M00S" calcext:value-type="time">
            <text:p>10:16:00 AM</text:p>
          </table:table-cell>
          <table:table-cell office:value-type="string" calcext:value-type="string">
            <text:p>d-11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277.47" calcext:value-type="float">
            <text:p>277.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20M00S" calcext:value-type="time">
            <text:p>10:20:00 AM</text:p>
          </table:table-cell>
          <table:table-cell office:value-type="string" calcext:value-type="string">
            <text:p>w-25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229.16" calcext:value-type="float">
            <text:p>229.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19M00S" calcext:value-type="time">
            <text:p>10:19:00 AM</text:p>
          </table:table-cell>
          <table:table-cell office:value-type="string" calcext:value-type="string">
            <text:p>w-26</text:p>
          </table:table-cell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235.83" calcext:value-type="float">
            <text:p>235.8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23M00S" calcext:value-type="time">
            <text:p>10:23:00 AM</text:p>
          </table:table-cell>
          <table:table-cell office:value-type="string" calcext:value-type="string">
            <text:p>m-10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204.3" calcext:value-type="float">
            <text:p>20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25M00S" calcext:value-type="time">
            <text:p>10:25:00 AM</text:p>
          </table:table-cell>
          <table:table-cell office:value-type="string" calcext:value-type="string">
            <text:p>d-6</text:p>
          </table:table-cell>
          <table:table-cell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246.93" calcext:value-type="float">
            <text:p>246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27M00S" calcext:value-type="time">
            <text:p>10:27:00 AM</text:p>
          </table:table-cell>
          <table:table-cell office:value-type="string" calcext:value-type="string">
            <text:p>d-10</text:p>
          </table:table-cell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float" office:value="231.14" calcext:value-type="float">
            <text:p>231.1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1" calcext:value-type="date">
            <text:p>12/11/19</text:p>
          </table:table-cell>
          <table:table-cell table:style-name="ce39" office:value-type="time" office:time-value="PT10H29M00S" calcext:value-type="time">
            <text:p>10:29:00 AM</text:p>
          </table:table-cell>
          <table:table-cell office:value-type="string" calcext:value-type="string">
            <text:p>m-7</text:p>
          </table:table-cell>
          <table:table-cell office:value-type="float" office:value="9" calcext:value-type="float">
            <text:p>9</text:p>
          </table:table-cell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297.19" calcext:value-type="float">
            <text:p>297.1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38M00S" calcext:value-type="time">
            <text:p>09:38:00 AM</text:p>
          </table:table-cell>
          <table:table-cell office:value-type="string" calcext:value-type="string">
            <text:p>w-26</text:p>
          </table:table-cell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250.92" calcext:value-type="float">
            <text:p>250.9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40M00S" calcext:value-type="time">
            <text:p>09:40:00 AM</text:p>
          </table:table-cell>
          <table:table-cell office:value-type="string" calcext:value-type="string">
            <text:p>w-25</text:p>
          </table:table-cell>
          <table:table-cell office:value-type="float" office:value="14" calcext:value-type="float">
            <text:p>14</text:p>
          </table:table-cell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278.08" calcext:value-type="float">
            <text:p>278.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42M00S" calcext:value-type="time">
            <text:p>09:42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9.7" calcext:value-type="float">
            <text:p>9.7</text:p>
          </table:table-cell>
          <table:table-cell office:value-type="float" office:value="264.89" calcext:value-type="float">
            <text:p>264.8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44M00S" calcext:value-type="time">
            <text:p>09:44:00 AM</text:p>
          </table:table-cell>
          <table:table-cell office:value-type="string" calcext:value-type="string">
            <text:p>d-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7.59" calcext:value-type="float">
            <text:p>217.5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48M00S" calcext:value-type="time">
            <text:p>09:48:00 AM</text:p>
          </table:table-cell>
          <table:table-cell office:value-type="string" calcext:value-type="string">
            <text:p>w-28</text:p>
          </table:table-cell>
          <table:table-cell office:value-type="float" office:value="14" calcext:value-type="float">
            <text:p>14</text:p>
          </table:table-cell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309.4" calcext:value-type="float">
            <text:p>309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51M00S" calcext:value-type="time">
            <text:p>09:51:00 AM</text:p>
          </table:table-cell>
          <table:table-cell office:value-type="string" calcext:value-type="string">
            <text:p>m-11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302.45" calcext:value-type="float">
            <text:p>302.4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09H59M00S" calcext:value-type="time">
            <text:p>09:59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4.7" calcext:value-type="float">
            <text:p>264.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10H04M00S" calcext:value-type="time">
            <text:p>10:04:00 AM</text:p>
          </table:table-cell>
          <table:table-cell office:value-type="string" calcext:value-type="string">
            <text:p>d-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67.14" calcext:value-type="float">
            <text:p>267.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>
          <table:table-cell table:style-name="ce17" office:value-type="date" office:date-value="2019-12-12" calcext:value-type="date">
            <text:p>12/12/19</text:p>
          </table:table-cell>
          <table:table-cell table:style-name="ce39" office:value-type="time" office:time-value="PT10H07M00S" calcext:value-type="time">
            <text:p>10:07:00 AM</text:p>
          </table:table-cell>
          <table:table-cell office:value-type="string" calcext:value-type="string">
            <text:p>d-11</text:p>
          </table:table-cell>
          <table:table-cell office:value-type="float" office:value="4" calcext:value-type="float">
            <text:p>4</text:p>
          </table:table-cell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312.67" calcext:value-type="float">
            <text:p>312.6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55"/>
        </table:table-row>
        <table:table-row table:style-name="ro1" table:number-rows-repeated="3">
          <table:table-cell table:style-name="ce17"/>
          <table:table-cell table:number-columns-repeated="6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otes" table:style-name="ta8">
        <table:table-column table:style-name="co1" table:number-columns-repeated="64" table:default-cell-style-name="Default"/>
        <table:table-row table:style-name="ro2">
          <table:table-cell office:value-type="string" calcext:value-type="string">
            <text:p>Date of 1<text:span text:style-name="T4">st</text:span><text:span text:style-name="T5"> harvest = 10/30/2019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tem diameters measured in middle of 2<text:span text:style-name="T4">nd</text:span><text:span text:style-name="T5"> aboveground node.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ate weighed dried 1<text:span text:style-name="T4">st</text:span><text:span text:style-name="T5"> harvest samples = 11/14/2019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Date of 2<text:span text:style-name="T1">nd</text:span> harvest = 11/15/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ts in oven on 11/15; Roots cleaned on 11/18 and put in oven on 11/19.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ate weighed dried 2<text:span text:style-name="T1">nd</text:span> harvest samples = 12/10/2019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Date of 3<text:span text:style-name="T1">rd</text:span> (final) harvest = 12/12/19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lants in oven on 12/12/19; Roots cleaned on 12/31/19 and put in oven on 1/1/20</text:p>
          </table:table-cell>
          <table:table-cell table:number-columns-repeated="63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3638in" fo:margin-left="0in" fo:margin-right="0in" fo:margin-bottom="0.1972in"/>
      </style:header-style>
      <style:footer-style>
        <style:header-footer-properties fo:min-height="0.3638in" fo:margin-left="0in" fo:margin-right="0in" fo:margin-top="0.1972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3638in" fo:margin-left="0in" fo:margin-right="0in" fo:margin-bottom="0.1972in"/>
      </style:header-style>
      <style:footer-style>
        <style:header-footer-properties fo:min-height="0.3638in" fo:margin-left="0in" fo:margin-right="0in" fo:margin-top="0.1972in"/>
      </style:footer-style>
    </style:page-layout>
    <style:page-layout style:name="Mpm5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4:45:59.011217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f_5f_measurements" style:display-name="PageStyle_leaf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t_5f_measurements" style:display-name="PageStyle_plant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5f_leaf_5f_area" style:display-name="PageStyle_calibration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_5f_drydown" style:display-name="PageStyle_biomass_drydow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ressure_5f_bomb_5f_leaf_5f_area" style:display-name="PageStyle_pressure_bomb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rnard, David - ARS</meta:initial-creator>
    <meta:editing-cycles>511</meta:editing-cycles>
    <meta:creation-date>2019-10-29T10:41:26</meta:creation-date>
    <dc:date>2020-05-06T14:50:38.600001992</dc:date>
    <meta:editing-duration>P2DT1H13M23S</meta:editing-duration>
    <meta:generator>LibreOffice/6.4.2.2$Linux_X86_64 LibreOffice_project/40$Build-2</meta:generator>
    <meta:document-statistic meta:table-count="12" meta:cell-count="68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